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3in" table:align="center" style:may-break-between-rows="false"/>
    </style:style>
    <style:style style:name="Datatypes.A" style:family="table-column">
      <style:table-column-properties style:column-width="0.741in"/>
    </style:style>
    <style:style style:name="Datatypes.B" style:family="table-column">
      <style:table-column-properties style:column-width="5.559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070f817"/>
    </style:style>
    <style:style style:name="P8" style:family="paragraph" style:parent-style-name="Table_20_Contents">
      <style:paragraph-properties fo:text-align="end" style:justify-single-word="false"/>
    </style:style>
    <style:style style:name="P9" style:family="paragraph" style:parent-style-name="Table_20_Contents">
      <style:text-properties officeooo:paragraph-rsid="002797df"/>
    </style:style>
    <style:style style:name="P10" style:family="paragraph" style:parent-style-name="Table_20_Contents">
      <style:text-properties officeooo:rsid="00283a1c" officeooo:paragraph-rsid="00283a1c"/>
    </style:style>
    <style:style style:name="P11" style:family="paragraph" style:parent-style-name="Table_20_Contents">
      <style:text-properties officeooo:paragraph-rsid="003b244f"/>
    </style:style>
    <style:style style:name="P12" style:family="paragraph" style:parent-style-name="Table_20_Contents">
      <style:text-properties officeooo:rsid="0070f817" officeooo:paragraph-rsid="0070f817"/>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officeooo:rsid="00259ac4" officeooo:paragraph-rsid="00259ac4"/>
    </style:style>
    <style:style style:name="P15" style:family="paragraph" style:parent-style-name="Text_20_body">
      <style:text-properties officeooo:paragraph-rsid="002797df"/>
    </style:style>
    <style:style style:name="P16" style:family="paragraph" style:parent-style-name="Text_20_body">
      <style:text-properties officeooo:paragraph-rsid="002db773"/>
    </style:style>
    <style:style style:name="P17" style:family="paragraph" style:parent-style-name="Text_20_body">
      <style:text-properties officeooo:rsid="002db773" officeooo:paragraph-rsid="002db773"/>
    </style:style>
    <style:style style:name="P18" style:family="paragraph" style:parent-style-name="Text_20_body">
      <style:text-properties officeooo:rsid="0034fa7e" officeooo:paragraph-rsid="0034fa7e"/>
    </style:style>
    <style:style style:name="P19" style:family="paragraph" style:parent-style-name="Text_20_body">
      <style:text-properties officeooo:paragraph-rsid="0038929b"/>
    </style:style>
    <style:style style:name="P20" style:family="paragraph" style:parent-style-name="Text_20_body">
      <style:text-properties officeooo:paragraph-rsid="003e47c0"/>
    </style:style>
    <style:style style:name="P21" style:family="paragraph" style:parent-style-name="Text_20_body">
      <style:text-properties officeooo:rsid="003ffa84" officeooo:paragraph-rsid="003ffa84"/>
    </style:style>
    <style:style style:name="P22" style:family="paragraph" style:parent-style-name="Text_20_body">
      <style:text-properties officeooo:rsid="0041c449" officeooo:paragraph-rsid="0041c449"/>
    </style:style>
    <style:style style:name="P23" style:family="paragraph" style:parent-style-name="Text_20_body">
      <style:text-properties officeooo:rsid="0016c718" officeooo:paragraph-rsid="0042e302"/>
    </style:style>
    <style:style style:name="P24" style:family="paragraph" style:parent-style-name="Reference">
      <style:paragraph-properties fo:break-before="page">
        <style:tab-stops/>
      </style:paragraph-properties>
    </style:style>
    <style:style style:name="P25" style:family="paragraph" style:parent-style-name="Contents_20_Heading">
      <style:paragraph-properties fo:break-before="page"/>
    </style:style>
    <style:style style:name="P26" style:family="paragraph" style:parent-style-name="Reference">
      <style:paragraph-properties>
        <style:tab-stops/>
      </style:paragraph-properties>
    </style:style>
    <style:style style:name="P27" style:family="paragraph" style:parent-style-name="Command">
      <style:text-properties fo:font-style="italic" style:font-style-asian="italic" style:font-style-complex="italic"/>
    </style:style>
    <style:style style:name="P28" style:family="paragraph" style:parent-style-name="Command">
      <style:text-properties style:font-style-asian="normal" style:font-style-complex="normal"/>
    </style:style>
    <style:style style:name="P29" style:family="paragraph" style:parent-style-name="Command">
      <style:text-properties officeooo:paragraph-rsid="0036e484"/>
    </style:style>
    <style:style style:name="P30" style:family="paragraph" style:parent-style-name="Note">
      <style:text-properties fo:font-style="normal" style:font-style-asian="normal" style:font-style-complex="normal"/>
    </style:style>
    <style:style style:name="P31" style:family="paragraph" style:parent-style-name="Note">
      <style:text-properties officeooo:paragraph-rsid="002797df"/>
    </style:style>
    <style:style style:name="P32" style:family="paragraph" style:parent-style-name="Option_20_title">
      <style:text-properties style:font-style-asian="normal" style:font-style-complex="normal"/>
    </style:style>
    <style:style style:name="P33" style:family="paragraph" style:parent-style-name="Option_20_title">
      <style:text-properties fo:font-style="normal" style:font-style-asian="normal" style:font-style-complex="normal"/>
    </style:style>
    <style:style style:name="P34" style:family="paragraph" style:parent-style-name="Option_20_title">
      <style:text-properties officeooo:paragraph-rsid="00283a1c"/>
    </style:style>
    <style:style style:name="P35" style:family="paragraph" style:parent-style-name="Option_20_title">
      <style:text-properties officeooo:rsid="0068dc3f"/>
    </style:style>
    <style:style style:name="P36" style:family="paragraph" style:parent-style-name="Note">
      <style:paragraph-properties fo:margin-left="0.472in" fo:margin-right="0in" fo:text-indent="-0.472in" style:auto-text-indent="false"/>
    </style:style>
    <style:style style:name="P37" style:family="paragraph" style:parent-style-name="Option">
      <style:paragraph-properties fo:margin-left="0in" fo:margin-right="0in" fo:text-indent="0in" style:auto-text-indent="false"/>
    </style:style>
    <style:style style:name="P38" style:family="paragraph" style:parent-style-name="Standard">
      <style:text-properties officeooo:rsid="0013ea2a" officeooo:paragraph-rsid="0013ea2a"/>
    </style:style>
    <style:style style:name="P39" style:family="paragraph" style:parent-style-name="Footnote">
      <style:text-properties officeooo:rsid="0015d65b" officeooo:paragraph-rsid="0015d65b"/>
    </style:style>
    <style:style style:name="P40" style:family="paragraph" style:parent-style-name="Footnote">
      <style:text-properties officeooo:rsid="00259ac4" officeooo:paragraph-rsid="00259ac4"/>
    </style:style>
    <style:style style:name="P41" style:family="paragraph" style:parent-style-name="Footnote">
      <style:text-properties officeooo:rsid="002706f7" officeooo:paragraph-rsid="002706f7"/>
    </style:style>
    <style:style style:name="P42" style:family="paragraph" style:parent-style-name="Footnote">
      <style:text-properties officeooo:rsid="002797df" officeooo:paragraph-rsid="002797df"/>
    </style:style>
    <style:style style:name="P43" style:family="paragraph" style:parent-style-name="Footnote">
      <style:text-properties officeooo:rsid="00283a1c" officeooo:paragraph-rsid="00283a1c"/>
    </style:style>
    <style:style style:name="P44" style:family="paragraph" style:parent-style-name="Footnote">
      <style:text-properties officeooo:rsid="002ee9f8" officeooo:paragraph-rsid="002ee9f8"/>
    </style:style>
    <style:style style:name="P45" style:family="paragraph" style:parent-style-name="Footnote">
      <style:text-properties officeooo:rsid="003e47c0" officeooo:paragraph-rsid="003e47c0"/>
    </style:style>
    <style:style style:name="P46" style:family="paragraph" style:parent-style-name="Option">
      <style:text-properties officeooo:paragraph-rsid="002706f7"/>
    </style:style>
    <style:style style:name="P47" style:family="paragraph" style:parent-style-name="Option">
      <style:text-properties officeooo:rsid="002706f7" officeooo:paragraph-rsid="002706f7"/>
    </style:style>
    <style:style style:name="P48" style:family="paragraph" style:parent-style-name="Answer">
      <style:text-properties officeooo:paragraph-rsid="002797df"/>
    </style:style>
    <style:style style:name="P49" style:family="paragraph" style:parent-style-name="Answer">
      <style:text-properties officeooo:rsid="0037af8d" officeooo:paragraph-rsid="0037af8d"/>
    </style:style>
    <style:style style:name="P50" style:family="paragraph" style:parent-style-name="Text_20_body_20_Start">
      <style:text-properties officeooo:paragraph-rsid="002797df"/>
    </style:style>
    <style:style style:name="P51" style:family="paragraph" style:parent-style-name="Text_20_body_20_Start">
      <style:text-properties officeooo:paragraph-rsid="00283a1c"/>
    </style:style>
    <style:style style:name="P52" style:family="paragraph" style:parent-style-name="Text_20_body_20_Start">
      <style:text-properties officeooo:paragraph-rsid="002bdd1b"/>
    </style:style>
    <style:style style:name="P53" style:family="paragraph" style:parent-style-name="Text_20_body_20_Start">
      <style:text-properties officeooo:paragraph-rsid="0034fa7e"/>
    </style:style>
    <style:style style:name="P54" style:family="paragraph" style:parent-style-name="Text_20_body_20_Start">
      <style:text-properties officeooo:paragraph-rsid="003c91ca"/>
    </style:style>
    <style:style style:name="P55" style:family="paragraph" style:parent-style-name="Text_20_body_20_Start">
      <style:text-properties officeooo:rsid="003e8725" officeooo:paragraph-rsid="003e8725"/>
    </style:style>
    <style:style style:name="P56" style:family="paragraph" style:parent-style-name="Text_20_body_20_Start">
      <style:text-properties officeooo:paragraph-rsid="00426797"/>
    </style:style>
    <style:style style:name="P57" style:family="paragraph" style:parent-style-name="Text_20_body_20_Start">
      <style:text-properties officeooo:paragraph-rsid="0045953a"/>
    </style:style>
    <style:style style:name="P58" style:family="paragraph" style:parent-style-name="Text_20_body_20_Start">
      <style:text-properties officeooo:paragraph-rsid="00585f9b"/>
    </style:style>
    <style:style style:name="P59" style:family="paragraph" style:parent-style-name="Text_20_body_20_Start">
      <style:text-properties officeooo:rsid="005eb9c6" officeooo:paragraph-rsid="005eb9c6"/>
    </style:style>
    <style:style style:name="P60" style:family="paragraph" style:parent-style-name="Text_20_body_20_Start">
      <style:text-properties officeooo:paragraph-rsid="0062e13e"/>
    </style:style>
    <style:style style:name="P61" style:family="paragraph" style:parent-style-name="Text_20_body_20_Start">
      <style:text-properties officeooo:rsid="0062e13e" officeooo:paragraph-rsid="0062e13e"/>
    </style:style>
    <style:style style:name="P62" style:family="paragraph" style:parent-style-name="Option_20_Start">
      <style:text-properties officeooo:paragraph-rsid="002706f7"/>
    </style:style>
    <style:style style:name="P63" style:family="paragraph" style:parent-style-name="Option_20_Start">
      <style:text-properties officeooo:paragraph-rsid="002797df"/>
    </style:style>
    <style:style style:name="P64" style:family="paragraph" style:parent-style-name="Option_20_Start">
      <style:text-properties officeooo:paragraph-rsid="00283a1c"/>
    </style:style>
    <style:style style:name="P65" style:family="paragraph" style:parent-style-name="Option_20_Start">
      <style:text-properties officeooo:rsid="00283a1c" officeooo:paragraph-rsid="00283a1c"/>
    </style:style>
    <style:style style:name="P66" style:family="paragraph" style:parent-style-name="Option_20_Start">
      <style:text-properties officeooo:paragraph-rsid="0030f54a"/>
    </style:style>
    <style:style style:name="P67" style:family="paragraph" style:parent-style-name="Option_20_Start">
      <style:text-properties officeooo:paragraph-rsid="006c2030"/>
    </style:style>
    <style:style style:name="P68" style:family="paragraph" style:parent-style-name="Table">
      <style:text-properties officeooo:paragraph-rsid="00618721"/>
    </style:style>
    <style:style style:name="P69" style:family="paragraph" style:parent-style-name="Source_20_code">
      <style:text-properties officeooo:rsid="006496a9" officeooo:paragraph-rsid="006496a9"/>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Contents_20_3">
      <style:paragraph-properties>
        <style:tab-stops>
          <style:tab-stop style:position="6.3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Index_20_1">
      <style:paragraph-properties>
        <style:tab-stops>
          <style:tab-stop style:position="6.6929in" style:type="right" style:leader-style="dotted" style:leader-text="."/>
        </style:tab-stops>
      </style:paragraph-properties>
    </style:style>
    <style:style style:name="P75" style:family="paragraph" style:parent-style-name="Table_20_index_20_1">
      <style:paragraph-properties>
        <style:tab-stops>
          <style:tab-stop style:position="6.6929in" style:type="right" style:leader-style="dotted" style:leader-text="."/>
        </style:tab-stops>
      </style:paragraph-properties>
    </style:style>
    <style:style style:name="P76" style:family="paragraph" style:parent-style-name="Index_20_Separator">
      <style:paragraph-properties>
        <style:tab-stops/>
      </style:paragraph-properties>
    </style:style>
    <style:style style:name="P77" style:family="paragraph" style:parent-style-name="Illustration_20_Index_20_1">
      <style:paragraph-properties>
        <style:tab-stops>
          <style:tab-stop style:position="6.6929in" style:type="right" style:leader-style="dotted" style:leader-text="."/>
        </style:tab-stops>
      </style:paragraph-properties>
    </style:style>
    <style:style style:name="P78" style:family="paragraph" style:parent-style-name="Standard" style:list-style-name="L8"/>
    <style:style style:name="P79" style:family="paragraph" style:parent-style-name="Standard" style:list-style-name="L8">
      <style:text-properties officeooo:paragraph-rsid="0038929b"/>
    </style:style>
    <style:style style:name="P80" style:family="paragraph" style:parent-style-name="Text_20_body" style:list-style-name="L9"/>
    <style:style style:name="P81" style:family="paragraph" style:parent-style-name="Heading_20_2">
      <style:text-properties officeooo:rsid="0032c6b2" officeooo:paragraph-rsid="0032c6b2"/>
    </style:style>
    <style:style style:name="P82" style:family="paragraph" style:parent-style-name="Heading_20_1" style:list-style-name="">
      <style:paragraph-properties fo:text-align="justify" style:justify-single-word="false"/>
    </style:style>
    <style:style style:name="P83" style:family="paragraph" style:parent-style-name="Heading_20_1">
      <style:paragraph-properties fo:break-before="page"/>
    </style:style>
    <style:style style:name="P84" style:family="paragraph" style:parent-style-name="Heading_20_3">
      <style:text-properties style:font-style-asian="normal" style:font-style-complex="normal"/>
    </style:style>
    <style:style style:name="P85" style:family="paragraph" style:parent-style-name="Heading_20_3">
      <style:text-properties officeooo:paragraph-rsid="002706f7"/>
    </style:style>
    <style:style style:name="P86" style:family="paragraph" style:parent-style-name="Heading_20_3">
      <style:paragraph-properties fo:break-before="page"/>
    </style:style>
    <style:style style:name="P87" style:family="paragraph" style:parent-style-name="Option" style:list-style-name="L9"/>
    <style:style style:name="P88" style:family="paragraph" style:parent-style-name="Heading_20_4">
      <style:text-properties officeooo:rsid="003b244f" officeooo:paragraph-rsid="003b244f"/>
    </style:style>
    <style:style style:name="P89" style:family="paragraph" style:parent-style-name="Heading_20_4">
      <style:text-properties officeooo:rsid="003e8725" officeooo:paragraph-rsid="003e8725"/>
    </style:style>
    <style:style style:name="P90" style:family="paragraph" style:parent-style-name="List_20_1_20_Cont." style:list-style-name="L4"/>
    <style:style style:name="P91" style:family="paragraph" style:parent-style-name="List_20_1_20_Cont.">
      <style:paragraph-properties fo:margin-left="0.4925in" fo:margin-right="0in" fo:text-indent="-0.1575in" style:auto-text-indent="false"/>
    </style:style>
    <style:style style:name="P92" style:family="paragraph" style:parent-style-name="List_20_1">
      <style:text-properties officeooo:rsid="006f49b8" officeooo:paragraph-rsid="006f49b8"/>
    </style:style>
    <style:style style:name="P93" style:family="paragraph" style:parent-style-name="List_20_1">
      <style:text-properties officeooo:rsid="0068dddf" officeooo:paragraph-rsid="0068dddf"/>
    </style:style>
    <style:style style:name="P94" style:family="paragraph" style:parent-style-name="List_20_1" style:list-style-name="L7"/>
    <style:style style:name="P95" style:family="paragraph" style:parent-style-name="List_20_1">
      <style:text-properties officeooo:paragraph-rsid="004dfd2b"/>
    </style:style>
    <style:style style:name="P96" style:family="paragraph" style:parent-style-name="List_20_1">
      <style:text-properties officeooo:rsid="0038d579" officeooo:paragraph-rsid="0038d579"/>
    </style:style>
    <style:style style:name="P97" style:family="paragraph" style:parent-style-name="List_20_1">
      <style:text-properties officeooo:paragraph-rsid="0038d579"/>
    </style:style>
    <style:style style:name="P98" style:family="paragraph" style:parent-style-name="List_20_1">
      <style:text-properties officeooo:paragraph-rsid="0042e302"/>
    </style:style>
    <style:style style:name="P99" style:family="paragraph" style:parent-style-name="List_20_1">
      <style:text-properties officeooo:rsid="0042e302" officeooo:paragraph-rsid="0042e302"/>
    </style:style>
    <style:style style:name="P100" style:family="paragraph" style:parent-style-name="List_20_1">
      <style:text-properties officeooo:paragraph-rsid="004495ea"/>
    </style:style>
    <style:style style:name="P101" style:family="paragraph" style:parent-style-name="List_20_1">
      <style:text-properties officeooo:paragraph-rsid="0013ea2a"/>
    </style:style>
    <style:style style:name="P102" style:family="paragraph" style:parent-style-name="List_20_1_20_Start" style:list-style-name="L1"/>
    <style:style style:name="P103" style:family="paragraph" style:parent-style-name="List_20_1_20_Start" style:list-style-name="L2"/>
    <style:style style:name="P104" style:family="paragraph" style:parent-style-name="List_20_1_20_Start" style:list-style-name="L4"/>
    <style:style style:name="P105" style:family="paragraph" style:parent-style-name="List_20_1_20_Start" style:list-style-name="L5">
      <style:text-properties officeooo:paragraph-rsid="006f49b8"/>
    </style:style>
    <style:style style:name="P106" style:family="paragraph" style:parent-style-name="List_20_1_20_Start" style:list-style-name="L6"/>
    <style:style style:name="P107" style:family="paragraph" style:parent-style-name="List_20_1_20_Start" style:list-style-name="L7"/>
    <style:style style:name="P108" style:family="paragraph" style:parent-style-name="List_20_1_20_Start">
      <style:text-properties officeooo:paragraph-rsid="0013ea2a"/>
    </style:style>
    <style:style style:name="P109" style:family="paragraph" style:parent-style-name="List_20_1_20_Start">
      <style:text-properties officeooo:rsid="0013ea2a" officeooo:paragraph-rsid="0014b6e1"/>
    </style:style>
    <style:style style:name="P110" style:family="paragraph" style:parent-style-name="List_20_1_20_Start" style:list-style-name="L10"/>
    <style:style style:name="P111" style:family="paragraph" style:parent-style-name="List_20_1_20_Start" style:list-style-name="L11"/>
    <style:style style:name="P112" style:family="paragraph" style:parent-style-name="List_20_1_20_Start">
      <style:paragraph-properties fo:margin-left="0.4925in" fo:margin-right="0in" fo:text-indent="-0.1598in" style:auto-text-indent="false"/>
    </style:style>
    <style:style style:name="P113" style:family="paragraph" style:parent-style-name="List_20_1_20_End" style:list-style-name="L3"/>
    <style:style style:name="P114" style:family="paragraph" style:parent-style-name="List_20_1_20_End" style:list-style-name="L6">
      <style:text-properties officeooo:paragraph-rsid="00272990"/>
    </style:style>
    <style:style style:name="P115" style:family="paragraph" style:parent-style-name="List_20_1_20_End">
      <style:text-properties officeooo:rsid="0038d579" officeooo:paragraph-rsid="0038d579"/>
    </style:style>
    <style:style style:name="P116" style:family="paragraph" style:parent-style-name="List_20_1_20_End">
      <style:text-properties officeooo:paragraph-rsid="0013ea2a"/>
    </style:style>
    <style:style style:name="P117" style:family="paragraph" style:parent-style-name="List_20_1_20_End">
      <style:text-properties officeooo:rsid="0013ea2a" officeooo:paragraph-rsid="0013ea2a"/>
    </style:style>
    <style:style style:name="P118" style:family="paragraph" style:parent-style-name="List_20_1_20_End" style:list-style-name="L10"/>
    <style:style style:name="P119" style:family="paragraph" style:parent-style-name="List_20_1_20_End" style:list-style-name="L11"/>
    <style:style style:name="P120" style:family="paragraph" style:parent-style-name="List_20_1_20_End">
      <style:paragraph-properties fo:margin-left="0.4925in" fo:margin-right="0in" fo:text-indent="-0.1575in" style:auto-text-indent="false"/>
    </style:style>
    <style:style style:name="P121" style:family="paragraph" style:parent-style-name="Question">
      <style:text-properties officeooo:rsid="0037af8d" officeooo:paragraph-rsid="0037af8d"/>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text-properties officeooo:rsid="00715870"/>
    </style:style>
    <style:style style:name="T68" style:family="text"/>
    <style:style style:name="fr1"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able of Contents</text:p>
          </text:index-title>
          <text:p text:style-name="P71"><text:a xlink:type="simple" xlink:href="#__RefHeading__31345316" text:style-name="Index_20_Link" text:visited-style-name="Index_20_Link">Overview<text:tab/>5</text:a></text:p>
          <text:p text:style-name="P70"><text:a xlink:type="simple" xlink:href="#__RefHeading__16232_1510295094" text:style-name="Index_20_Link" text:visited-style-name="Index_20_Link">Features<text:tab/>5</text:a></text:p>
          <text:p text:style-name="P70"><text:a xlink:type="simple" xlink:href="#__RefHeading__16234_1510295094" text:style-name="Index_20_Link" text:visited-style-name="Index_20_Link">Requirements<text:tab/>5</text:a></text:p>
          <text:p text:style-name="P70"><text:a xlink:type="simple" xlink:href="#__RefHeading__16236_1510295094" text:style-name="Index_20_Link" text:visited-style-name="Index_20_Link">Supported entry types<text:tab/>6</text:a></text:p>
          <text:p text:style-name="P71"><text:a xlink:type="simple" xlink:href="#__RefHeading__16238_1510295094" text:style-name="Index_20_Link" text:visited-style-name="Index_20_Link">Installation<text:tab/>7</text:a></text:p>
          <text:p text:style-name="P70"><text:a xlink:type="simple" xlink:href="#__RefHeading__16240_1510295094" text:style-name="Index_20_Link" text:visited-style-name="Index_20_Link">Packages<text:tab/>7</text:a></text:p>
          <text:p text:style-name="P70"><text:a xlink:type="simple" xlink:href="#__RefHeading__31496503" text:style-name="Index_20_Link" text:visited-style-name="Index_20_Link">Network connection key files<text:tab/>7</text:a></text:p>
          <text:p text:style-name="P71"><text:a xlink:type="simple" xlink:href="#__RefHeading__16242_1510295094" text:style-name="Index_20_Link" text:visited-style-name="Index_20_Link">Usage<text:tab/>8</text:a></text:p>
          <text:p text:style-name="P70"><text:a xlink:type="simple" xlink:href="#__RefHeading__16244_1510295094" text:style-name="Index_20_Link" text:visited-style-name="Index_20_Link">Creating archives<text:tab/>8</text:a></text:p>
          <text:p text:style-name="P72"><text:a xlink:type="simple" xlink:href="#__RefHeading__16246_1510295094" text:style-name="Index_20_Link" text:visited-style-name="Index_20_Link">File archives<text:tab/>9</text:a></text:p>
          <text:p text:style-name="P72"><text:a xlink:type="simple" xlink:href="#__RefHeading__16248_1510295094" text:style-name="Index_20_Link" text:visited-style-name="Index_20_Link">Image archives<text:tab/>9</text:a></text:p>
          <text:p text:style-name="P70"><text:a xlink:type="simple" xlink:href="#__RefHeading__16250_1510295094" text:style-name="Index_20_Link" text:visited-style-name="Index_20_Link">List archives and directory content<text:tab/>10</text:a></text:p>
          <text:p text:style-name="P70"><text:a xlink:type="simple" xlink:href="#__RefHeading__16252_1510295094" text:style-name="Index_20_Link" text:visited-style-name="Index_20_Link">Test archives<text:tab/>11</text:a></text:p>
          <text:p text:style-name="P70"><text:a xlink:type="simple" xlink:href="#__RefHeading__16254_1510295094" text:style-name="Index_20_Link" text:visited-style-name="Index_20_Link">Compare archives<text:tab/>11</text:a></text:p>
          <text:p text:style-name="P70"><text:a xlink:type="simple" xlink:href="#__RefHeading__16256_1510295094" text:style-name="Index_20_Link" text:visited-style-name="Index_20_Link">Extract archives<text:tab/>11</text:a></text:p>
          <text:p text:style-name="P70"><text:a xlink:type="simple" xlink:href="#__RefHeading__16258_1510295094" text:style-name="Index_20_Link" text:visited-style-name="Index_20_Link">Incremental/Differential archives<text:tab/>12</text:a></text:p>
          <text:p text:style-name="P70"><text:a xlink:type="simple" xlink:href="#__RefHeading__16260_1510295094" text:style-name="Index_20_Link" text:visited-style-name="Index_20_Link">Compress archives<text:tab/>13</text:a></text:p>
          <text:p text:style-name="P70"><text:a xlink:type="simple" xlink:href="#__RefHeading__16262_1510295094" text:style-name="Index_20_Link" text:visited-style-name="Index_20_Link">Encrypt archives<text:tab/>14</text:a></text:p>
          <text:p text:style-name="P72"><text:a xlink:type="simple" xlink:href="#__RefHeading__16264_1510295094" text:style-name="Index_20_Link" text:visited-style-name="Index_20_Link">Asymmetric encryption<text:tab/>15</text:a></text:p>
          <text:p text:style-name="P70"><text:a xlink:type="simple" xlink:href="#__RefHeading__29676110" text:style-name="Index_20_Link" text:visited-style-name="Index_20_Link">Split archives<text:tab/>16</text:a></text:p>
          <text:p text:style-name="P70"><text:a xlink:type="simple" xlink:href="#__RefHeading__16266_1510295094" text:style-name="Index_20_Link" text:visited-style-name="Index_20_Link">Store archives<text:tab/>16</text:a></text:p>
          <text:p text:style-name="P72"><text:a xlink:type="simple" xlink:href="#__RefHeading__31224310" text:style-name="Index_20_Link" text:visited-style-name="Index_20_Link">File system<text:tab/>16</text:a></text:p>
          <text:p text:style-name="P72"><text:a xlink:type="simple" xlink:href="#__RefHeading__33452803" text:style-name="Index_20_Link" text:visited-style-name="Index_20_Link">Remote server (FTP/SCP/SFTP/WebDAV)<text:tab/>17</text:a></text:p>
          <text:p text:style-name="P72"><text:a xlink:type="simple" xlink:href="#__RefHeading__16268_1510295094" text:style-name="Index_20_Link" text:visited-style-name="Index_20_Link">CD/DVD/BD<text:tab/>17</text:a></text:p>
          <text:p text:style-name="P72"><text:a xlink:type="simple" xlink:href="#__RefHeading__33455003" text:style-name="Index_20_Link" text:visited-style-name="Index_20_Link">Device<text:tab/>18</text:a></text:p>
          <text:p text:style-name="P71"><text:a xlink:type="simple" xlink:href="#__RefHeading__29694130" text:style-name="Index_20_Link" text:visited-style-name="Index_20_Link">Server<text:tab/>19</text:a></text:p>
          <text:p text:style-name="P70"><text:a xlink:type="simple" xlink:href="#__RefHeading__16270_1510295094" text:style-name="Index_20_Link" text:visited-style-name="Index_20_Link">Daemon<text:tab/>19</text:a></text:p>
          <text:p text:style-name="P72"><text:a xlink:type="simple" xlink:href="#__RefHeading__7119_1531997487" text:style-name="Index_20_Link" text:visited-style-name="Index_20_Link">Ports<text:tab/>19</text:a></text:p>
          <text:p text:style-name="P72"><text:a xlink:type="simple" xlink:href="#__RefHeading__6783_1531997487" text:style-name="Index_20_Link" text:visited-style-name="Index_20_Link">Firewall<text:tab/>19</text:a></text:p>
          <text:p text:style-name="P70"><text:a xlink:type="simple" xlink:href="#__RefHeading__16272_1510295094" text:style-name="Index_20_Link" text:visited-style-name="Index_20_Link">Database<text:tab/>20</text:a></text:p>
          <text:p text:style-name="P72"><text:a xlink:type="simple" xlink:href="#__RefHeading__8614_961238848" text:style-name="Index_20_Link" text:visited-style-name="Index_20_Link">bar-sqlite3<text:tab/>21</text:a></text:p>
          <text:p text:style-name="P70"><text:a xlink:type="simple" xlink:href="#__RefHeading__30626103" text:style-name="Index_20_Link" text:visited-style-name="Index_20_Link">Graphical front end<text:tab/>21</text:a></text:p>
          <text:p text:style-name="P72"><text:a xlink:type="simple" xlink:href="#__RefHeading__16274_1510295094" text:style-name="Index_20_Link" text:visited-style-name="Index_20_Link">Status tab<text:tab/>22</text:a></text:p>
          <text:p text:style-name="P72"><text:a xlink:type="simple" xlink:href="#__RefHeading__16276_1510295094" text:style-name="Index_20_Link" text:visited-style-name="Index_20_Link">Jobs tab<text:tab/>23</text:a></text:p>
          <text:p text:style-name="P73"><text:a xlink:type="simple" xlink:href="#__RefHeading__16278_1510295094" text:style-name="Index_20_Link" text:visited-style-name="Index_20_Link">Entries<text:tab/>23</text:a></text:p>
          <text:p text:style-name="P73"><text:a xlink:type="simple" xlink:href="#__RefHeading__16280_1510295094" text:style-name="Index_20_Link" text:visited-style-name="Index_20_Link">Images<text:tab/>24</text:a></text:p>
          <text:p text:style-name="P73"><text:a xlink:type="simple" xlink:href="#__RefHeading__16282_1510295094" text:style-name="Index_20_Link" text:visited-style-name="Index_20_Link">Filters &amp; Mounts<text:tab/>25</text:a></text:p>
          <text:p text:style-name="P73"><text:a xlink:type="simple" xlink:href="#__RefHeading__30546110" text:style-name="Index_20_Link" text:visited-style-name="Index_20_Link">Storage<text:tab/>26</text:a></text:p>
          <text:p text:style-name="P73"><text:a xlink:type="simple" xlink:href="#__RefHeading__14185_608817561" text:style-name="Index_20_Link" text:visited-style-name="Index_20_Link">Scripts<text:tab/>28</text:a></text:p>
          <text:p text:style-name="P73"><text:a xlink:type="simple" xlink:href="#__RefHeading__16284_1510295094" text:style-name="Index_20_Link" text:visited-style-name="Index_20_Link">Schedule<text:tab/>28</text:a></text:p>
          <text:p text:style-name="P72"><text:a xlink:type="simple" xlink:href="#__RefHeading__16286_1510295094" text:style-name="Index_20_Link" text:visited-style-name="Index_20_Link">Restore tab<text:tab/>29</text:a></text:p>
          <text:p text:style-name="P72"><text:a xlink:type="simple" xlink:href="#__RefHeading__12251_695893263" text:style-name="Index_20_Link" text:visited-style-name="Index_20_Link">Server settings<text:tab/>32</text:a></text:p>
          <text:p text:style-name="P73"><text:a xlink:type="simple" xlink:href="#__RefHeading__12253_695893263" text:style-name="Index_20_Link" text:visited-style-name="Index_20_Link">General<text:tab/>32</text:a></text:p>
          <text:p text:style-name="P73"><text:a xlink:type="simple" xlink:href="#__RefHeading__12255_695893263" text:style-name="Index_20_Link" text:visited-style-name="Index_20_Link">Servers<text:tab/>32</text:a></text:p>
          <text:p text:style-name="P73"><text:a xlink:type="simple" xlink:href="#__RefHeading__12257_695893263" text:style-name="Index_20_Link" text:visited-style-name="Index_20_Link">Commands<text:tab/>33</text:a></text:p>
          <text:p text:style-name="P73"><text:a xlink:type="simple" xlink:href="#__RefHeading__12259_695893263" text:style-name="Index_20_Link" text:visited-style-name="Index_20_Link">Verbosity &amp; Log<text:tab/>34</text:a></text:p>
          <text:p text:style-name="P71"><text:a xlink:type="simple" xlink:href="#__RefHeading__16288_1510295094" text:style-name="Index_20_Link" text:visited-style-name="Index_20_Link">Use cases<text:tab/>35</text:a></text:p>
          <text:p text:style-name="P70"><text:a xlink:type="simple" xlink:href="#__RefHeading__15954_1674148630" text:style-name="Index_20_Link" text:visited-style-name="Index_20_Link">a) Normal backup<text:tab/>35</text:a></text:p>
          <text:p text:style-name="P70"><text:a xlink:type="simple" xlink:href="#__RefHeading__15956_1674148630" text:style-name="Index_20_Link" text:visited-style-name="Index_20_Link">b) Full daily backup with time schedule<text:tab/>35</text:a></text:p>
          <text:p text:style-name="P70"><text:soft-page-break/><text:a xlink:type="simple" xlink:href="#__RefHeading__15958_1674148630" text:style-name="Index_20_Link" text:visited-style-name="Index_20_Link">c) Full weekly backup with time schedule and daily incremental backup<text:tab/>35</text:a></text:p>
          <text:p text:style-name="P70"><text:a xlink:type="simple" xlink:href="#__RefHeading__15960_1674148630" text:style-name="Index_20_Link" text:visited-style-name="Index_20_Link">d) Full weekly backup with daily incremental and continuous backup<text:tab/>36</text:a></text:p>
          <text:p text:style-name="P70"><text:a xlink:type="simple" xlink:href="#__RefHeading__15962_1674148630" text:style-name="Index_20_Link" text:visited-style-name="Index_20_Link">e) Restore single file or directory<text:tab/>36</text:a></text:p>
          <text:p text:style-name="P70"><text:a xlink:type="simple" xlink:href="#__RefHeading__15964_1674148630" text:style-name="Index_20_Link" text:visited-style-name="Index_20_Link">f) Restore full backup<text:tab/>36</text:a></text:p>
          <text:p text:style-name="P71"><text:a xlink:type="simple" xlink:href="#__RefHeading__15744_1674148630" text:style-name="Index_20_Link" text:visited-style-name="Index_20_Link">Appendix<text:tab/>37</text:a></text:p>
          <text:p text:style-name="P70"><text:a xlink:type="simple" xlink:href="#__RefHeading__8616_961238848" text:style-name="Index_20_Link" text:visited-style-name="Index_20_Link">Tools<text:tab/>37</text:a></text:p>
          <text:p text:style-name="P70"><text:a xlink:type="simple" xlink:href="#__RefHeading__30604910" text:style-name="Index_20_Link" text:visited-style-name="Index_20_Link">Archive file name macros<text:tab/>37</text:a></text:p>
          <text:p text:style-name="P70"><text:a xlink:type="simple" xlink:href="#__RefHeading__27593402" text:style-name="Index_20_Link" text:visited-style-name="Index_20_Link">BAR command line options summary<text:tab/>39</text:a></text:p>
          <text:p text:style-name="P72"><text:a xlink:type="simple" xlink:href="#__RefHeading__16290_1510295094" text:style-name="Index_20_Link" text:visited-style-name="Index_20_Link">Basic commands<text:tab/>39</text:a></text:p>
          <text:p text:style-name="P72"><text:a xlink:type="simple" xlink:href="#__RefHeading__16292_1510295094" text:style-name="Index_20_Link" text:visited-style-name="Index_20_Link">Include/Exclude files<text:tab/>40</text:a></text:p>
          <text:p text:style-name="P72"><text:a xlink:type="simple" xlink:href="#__RefHeading__16294_1510295094" text:style-name="Index_20_Link" text:visited-style-name="Index_20_Link">Incremental/Differential archives<text:tab/>41</text:a></text:p>
          <text:p text:style-name="P72"><text:a xlink:type="simple" xlink:href="#__RefHeading__16296_1510295094" text:style-name="Index_20_Link" text:visited-style-name="Index_20_Link">Compression<text:tab/>41</text:a></text:p>
          <text:p text:style-name="P72"><text:a xlink:type="simple" xlink:href="#__RefHeading__16298_1510295094" text:style-name="Index_20_Link" text:visited-style-name="Index_20_Link">Encryption<text:tab/>45</text:a></text:p>
          <text:p text:style-name="P72"><text:a xlink:type="simple" xlink:href="#__RefHeading__29665410" text:style-name="Index_20_Link" text:visited-style-name="Index_20_Link">Splitting<text:tab/>46</text:a></text:p>
          <text:p text:style-name="P72"><text:a xlink:type="simple" xlink:href="#__RefHeading__31202610" text:style-name="Index_20_Link" text:visited-style-name="Index_20_Link">Storage<text:tab/>46</text:a></text:p>
          <text:p text:style-name="P73"><text:a xlink:type="simple" xlink:href="#__RefHeading__16300_1510295094" text:style-name="Index_20_Link" text:visited-style-name="Index_20_Link">File<text:tab/>46</text:a></text:p>
          <text:p text:style-name="P73"><text:a xlink:type="simple" xlink:href="#__RefHeading__33495803" text:style-name="Index_20_Link" text:visited-style-name="Index_20_Link">FTP<text:tab/>46</text:a></text:p>
          <text:p text:style-name="P73"><text:a xlink:type="simple" xlink:href="#__RefHeading__33496803" text:style-name="Index_20_Link" text:visited-style-name="Index_20_Link">SSH<text:tab/>47</text:a></text:p>
          <text:p text:style-name="P73"><text:a xlink:type="simple" xlink:href="#__RefHeading__16302_1510295094" text:style-name="Index_20_Link" text:visited-style-name="Index_20_Link">SCP<text:tab/>47</text:a></text:p>
          <text:p text:style-name="P73"><text:a xlink:type="simple" xlink:href="#__RefHeading__16304_1510295094" text:style-name="Index_20_Link" text:visited-style-name="Index_20_Link">SFTP<text:tab/>48</text:a></text:p>
          <text:p text:style-name="P73"><text:a xlink:type="simple" xlink:href="#__RefHeading__7767_909302912" text:style-name="Index_20_Link" text:visited-style-name="Index_20_Link">WebDAV<text:tab/>48</text:a></text:p>
          <text:p text:style-name="P73"><text:a xlink:type="simple" xlink:href="#__RefHeading__16306_1510295094" text:style-name="Index_20_Link" text:visited-style-name="Index_20_Link">CD/DVD/BD<text:tab/>48</text:a></text:p>
          <text:p text:style-name="P73"><text:a xlink:type="simple" xlink:href="#__RefHeading__33501503" text:style-name="Index_20_Link" text:visited-style-name="Index_20_Link">Device<text:tab/>50</text:a></text:p>
          <text:p text:style-name="P72"><text:a xlink:type="simple" xlink:href="#__RefHeading__16308_1510295094" text:style-name="Index_20_Link" text:visited-style-name="Index_20_Link">Restore<text:tab/>52</text:a></text:p>
          <text:p text:style-name="P72"><text:a xlink:type="simple" xlink:href="#__RefHeading__16310_1510295094" text:style-name="Index_20_Link" text:visited-style-name="Index_20_Link">Server<text:tab/>52</text:a></text:p>
          <text:p text:style-name="P72"><text:a xlink:type="simple" xlink:href="#__RefHeading__13949_1679799926" text:style-name="Index_20_Link" text:visited-style-name="Index_20_Link">Index database<text:tab/>53</text:a></text:p>
          <text:p text:style-name="P72"><text:a xlink:type="simple" xlink:href="#__RefHeading__10437_873480820" text:style-name="Index_20_Link" text:visited-style-name="Index_20_Link">Continuous database<text:tab/>54</text:a></text:p>
          <text:p text:style-name="P72"><text:a xlink:type="simple" xlink:href="#__RefHeading__13951_1679799926" text:style-name="Index_20_Link" text:visited-style-name="Index_20_Link">Logging<text:tab/>55</text:a></text:p>
          <text:p text:style-name="P72"><text:a xlink:type="simple" xlink:href="#__RefHeading__16312_1510295094" text:style-name="Index_20_Link" text:visited-style-name="Index_20_Link">Miscellaneous<text:tab/>55</text:a></text:p>
          <text:p text:style-name="P70"><text:a xlink:type="simple" xlink:href="#__RefHeading__16314_1510295094" text:style-name="Index_20_Link" text:visited-style-name="Index_20_Link">BAR configuration and job files<text:tab/>59</text:a></text:p>
          <text:p text:style-name="P72"><text:a xlink:type="simple" xlink:href="#__RefHeading__16316_1510295094" text:style-name="Index_20_Link" text:visited-style-name="Index_20_Link">Additional configuration entries<text:tab/>59</text:a></text:p>
          <text:p text:style-name="P72"><text:a xlink:type="simple" xlink:href="#__RefHeading__16318_1510295094" text:style-name="Index_20_Link" text:visited-style-name="Index_20_Link">Block configuration entries<text:tab/>60</text:a></text:p>
          <text:p text:style-name="P73"><text:a xlink:type="simple" xlink:href="#__RefHeading__14674_1674148630" text:style-name="Index_20_Link" text:visited-style-name="Index_20_Link">File server<text:tab/>60</text:a></text:p>
          <text:p text:style-name="P73"><text:a xlink:type="simple" xlink:href="#__RefHeading__16320_1510295094" text:style-name="Index_20_Link" text:visited-style-name="Index_20_Link">FTP server<text:tab/>60</text:a></text:p>
          <text:p text:style-name="P73"><text:a xlink:type="simple" xlink:href="#__RefHeading__16322_1510295094" text:style-name="Index_20_Link" text:visited-style-name="Index_20_Link">SSH/SCP/SFTP server<text:tab/>61</text:a></text:p>
          <text:p text:style-name="P73"><text:a xlink:type="simple" xlink:href="#__RefHeading__9029_1272517093" text:style-name="Index_20_Link" text:visited-style-name="Index_20_Link">WebDAV server<text:tab/>61</text:a></text:p>
          <text:p text:style-name="P73"><text:a xlink:type="simple" xlink:href="#__RefHeading__9031_1272517093" text:style-name="Index_20_Link" text:visited-style-name="Index_20_Link">Device<text:tab/>61</text:a></text:p>
          <text:p text:style-name="P73"><text:a xlink:type="simple" xlink:href="#__RefHeading__9033_1272517093" text:style-name="Index_20_Link" text:visited-style-name="Index_20_Link">Schedule<text:tab/>62</text:a></text:p>
          <text:p text:style-name="P72"><text:a xlink:type="simple" xlink:href="#__RefHeading__16326_1510295094" text:style-name="Index_20_Link" text:visited-style-name="Index_20_Link">Example configuration file<text:tab/>62</text:a></text:p>
          <text:p text:style-name="P70"><text:a xlink:type="simple" xlink:href="#__RefHeading__32474025" text:style-name="Index_20_Link" text:visited-style-name="Index_20_Link">BARControl command line options summary<text:tab/>63</text:a></text:p>
          <text:p text:style-name="P70"><text:a xlink:type="simple" xlink:href="#__RefHeading__16328_1510295094" text:style-name="Index_20_Link" text:visited-style-name="Index_20_Link">BARControl configuration file<text:tab/>65</text:a></text:p>
          <text:p text:style-name="P70"><text:a xlink:type="simple" xlink:href="#__RefHeading__16330_1510295094" text:style-name="Index_20_Link" text:visited-style-name="Index_20_Link">Exit codes<text:tab/>66</text:a></text:p>
          <text:p text:style-name="P70"><text:a xlink:type="simple" xlink:href="#__RefHeading__29596110" text:style-name="Index_20_Link" text:visited-style-name="Index_20_Link">Archive file format<text:tab/>66</text:a></text:p>
          <text:p text:style-name="P70"><text:a xlink:type="simple" xlink:href="#__RefHeading__35624716" text:style-name="Index_20_Link" text:visited-style-name="Index_20_Link">Compilation<text:tab/>67</text:a></text:p>
          <text:p text:style-name="P70"><text:a xlink:type="simple" xlink:href="#__RefHeading__16332_1510295094" text:style-name="Index_20_Link" text:visited-style-name="Index_20_Link">Development<text:tab/>71</text:a></text:p>
          <text:p text:style-name="P71"><text:a xlink:type="simple" xlink:href="#__RefHeading__31406103" text:style-name="Index_20_Link" text:visited-style-name="Index_20_Link">Frequently asked questions<text:tab/>71</text:a></text:p>
          <text:p text:style-name="P71"><text:a xlink:type="simple" xlink:href="#__RefHeading__16334_1510295094" text:style-name="Index_20_Link" text:visited-style-name="Index_20_Link">Contact and bug reports<text:tab/>77</text:a></text:p>
          <text:p text:style-name="P71"><text:a xlink:type="simple" xlink:href="#__RefHeading__16336_1510295094" text:style-name="Index_20_Link" text:visited-style-name="Index_20_Link">License<text:tab/>78</text:a></text:p>
          <text:p text:style-name="P71"><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77">Figure 1: Graphical front end main window (status tab)<text:tab/>22</text:p>
          <text:p text:style-name="P77">Figure 2: Entries<text:tab/>24</text:p>
          <text:p text:style-name="P77">Figure 3: Images<text:tab/>25</text:p>
          <text:p text:style-name="P77">Figure 4: Filters and mounts<text:tab/>26</text:p>
          <text:p text:style-name="P77">Figure 5: Storage<text:tab/>26</text:p>
          <text:p text:style-name="P77">Figure 6: Archive name editor<text:tab/>27</text:p>
          <text:p text:style-name="P77">Figure 7: Scripts<text:tab/>28</text:p>
          <text:p text:style-name="P77">Figure 8: Scheduler<text:tab/>29</text:p>
          <text:p text:style-name="P77">Figure 9: Restoring files<text:tab/>30</text:p>
          <text:p text:style-name="P77">Figure 10: Restore dialog<text:tab/>31</text:p>
          <text:p text:style-name="P77">Figure 11: Server general settings<text:tab/>32</text:p>
          <text:p text:style-name="P77">Figure 12: Servers settings<text:tab/>33</text:p>
          <text:p text:style-name="P77">Figure 13: Server command settings<text:tab/>34</text:p>
          <text:p text:style-name="P77">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5">Table 1: Supported entries<text:tab/>6</text:p>
          <text:p text:style-name="P75">Table 2: Certificates and key files<text:tab/>7</text:p>
          <text:p text:style-name="P75">Table 3: Archive part and medium sizes<text:tab/>18</text:p>
          <text:p text:style-name="P75">Table 4: Server ports<text:tab/>19</text:p>
          <text:p text:style-name="P75">Table 5: Archive file name macros<text:tab/>38</text:p>
          <text:p text:style-name="P75">Table 6: Pattern types<text:tab/>40</text:p>
          <text:p text:style-name="P75">Table 7: Compression algorithms<text:tab/>44</text:p>
          <text:p text:style-name="P75">Table 8: Encryption algorithms<text:tab/>45</text:p>
          <text:p text:style-name="P75">Table 9: Log information types<text:tab/>55</text:p>
          <text:p text:style-name="P75">Table 10: Verbosity levels<text:tab/>58</text:p>
          <text:p text:style-name="P75">Table 11: BAR exit codes<text:tab/>66</text:p>
          <text:p text:style-name="P75">Table 12: Compilation packages<text:tab/>69</text:p>
          <text:p text:style-name="P75">Table 13: Tests<text:tab/>70</text:p>
        </text:index-body>
      </text:table-index>
      <text:p text:style-name="Text_20_body"/>
      <text:h text:style-name="P82" text:outline-level="1"/>
      <text:h text:style-name="P83"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918099913224956336" text:style-name="L1">
        <text:list-item>
          <text:p text:style-name="P102">create, list, test, compare and extract archives of files and disk images,</text:p>
        </text:list-item>
      </text:list>
      <text:list xml:id="list927602519135510366"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178371772392777748" text:style-name="L2">
        <text:list-item>
          <text:p text:style-name="P103">glibc 2.3.2 or higher</text:p>
        </text:list-item>
      </text:list>
      <text:list xml:id="list123924715874225" text:continue-list="list927602519135510366" text:style-name="List_20_1">
        <text:list-item>
          <text:p text:style-name="List_20_1"><text:span text:style-name="Name">BAR</text:span> binary</text:p>
        </text:list-item>
      </text:list>
      <text:list xml:id="list4937622321712340237" text:style-name="L3">
        <text:list-item>
          <text:p text:style-name="P11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4673747254905153659" text:style-name="L4">
        <text:list-item>
          <text:p text:style-name="P104">cdrecord [<text:reference-ref text:reference-format="text" text:ref-name="cdrtools">cdrtools</text:reference-ref>]</text:p>
        </text:list-item>
      </text:list>
      <text:list xml:id="list123924830331695" text:continue-list="list123924715874225" text:style-name="List_20_1">
        <text:list-item>
          <text:p text:style-name="List_20_1">growisofs [<text:reference-ref text:reference-format="text" text:ref-name="growisofs">growisofs</text:reference-ref>]</text:p>
        </text:list-item>
      </text:list>
      <text:list xml:id="list123926580814324" text:continue-list="list4673747254905153659" text:style-name="L4">
        <text:list-item>
          <text:p text:style-name="P90">mkisofs, <text:span text:style-name="T61">dvd+rw-format</text:span> [<text:reference-ref text:reference-format="text" text:ref-name="dvd+rw-tools">dvd+rw-tools</text:reference-ref>]</text:p>
        </text:list-item>
      </text:list>
      <text:list xml:id="list123925438441321" text:continue-list="list123924830331695"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5889913075569370862" text:style-name="L5">
        <text:list-item>
          <text:p text:style-name="P105">C/<text:span text:style-name="T65">C++</text:span> development environment with gcc, <text:span text:style-name="T64">g++</text:span></text:p>
        </text:list-item>
      </text:list>
      <text:list xml:id="list123924836514778" text:continue-list="list123925438441321" text:style-name="List_20_1">
        <text:list-item>
          <text:p text:style-name="List_20_1">GNU make</text:p>
        </text:list-item>
        <text:list-item>
          <text:p text:style-name="List_20_1">m4</text:p>
        </text:list-item>
        <text:list-item>
          <text:p text:style-name="P92">xgettext</text:p>
        </text:list-item>
        <text:list-item>
          <text:p text:style-name="List_20_1">perl</text:p>
        </text:list-item>
        <text:list-item>
          <text:p text:style-name="P93">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2392631237616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7</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29">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5313982100687674909" text:style-name="L6">
        <text:list-item>
          <text:p text:style-name="P106"><text:bookmark-start text:name="__DdeLink__11097_1674148630"/>&lt;name&gt; stay for a parameter, e. g. a name or some text,</text:p>
        </text:list-item>
      </text:list>
      <text:list xml:id="list123925936725421" text:continue-list="list123926312376164"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23926625227972" text:continue-list="list5313982100687674909" text:style-name="L6">
        <text:list-item>
          <text:p text:style-name="P114">&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soft-page-break/><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23926166164264" text:continue-list="list123925936725421"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6">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4662577388118453947" text:style-name="L7">
        <text:list-item>
          <text:p text:style-name="P107">ext2</text:p>
        </text:list-item>
      </text:list>
      <text:list xml:id="list123925902815065" text:continue-list="list12392616616426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23926501047150" text:continue-list="list4662577388118453947" text:style-name="L7">
        <text:list-item>
          <text:p text:style-name="P94">ext4</text:p>
        </text:list-item>
      </text:list>
      <text:p text:style-name="Text_20_body_20_Start">Experimental, but no longer supported files systems are:</text:p>
      <text:list xml:id="list123925146560892" text:continue-numbering="true" text:style-name="L7">
        <text:list-item>
          <text:p text:style-name="P94">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23926293421454" text:continue-list="list123925902815065"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7">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7">&lt;path&gt;/&lt;archive name&gt;&lt;date&gt;&lt;number&gt;.bar</text:p>
      <text:p text:style-name="Text_20_body_20_Start">will create an incremental data file with the name</text:p>
      <text:p text:style-name="P28">&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30"><text:soft-page-break/>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7">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23925896907327"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text:soft-page-break/>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text:soft-page-break/>--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ext:soft-page-break/>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55652808"/><text:alphabetical-index-mark-start text:id="IMark55652232"/>URI<text:alphabetical-index-mark-end text:id="IMark55652232"/><text:alphabetical-index-mark-end text:id="IMark55652808"/>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text:soft-page-break/>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60">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text:soft-page-break/>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61">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4">38523</text:p>
          </table:table-cell>
          <table:table-cell table:style-name="Table1.B3" office:value-type="string">
            <text:p text:style-name="P4">plain connection</text:p>
          </table:table-cell>
          <table:table-cell table:style-name="Table1.C3" office:value-type="string">
            <text:p text:style-name="P4">--server-port=&lt;n&gt;</text:p>
          </table:table-cell>
        </table:table-row>
        <table:table-row>
          <table:table-cell table:style-name="Table1.A3" office:value-type="string">
            <text:p text:style-name="P4">38524</text:p>
          </table:table-cell>
          <table:table-cell table:style-name="Table1.B3" office:value-type="string">
            <text:p text:style-name="P4">TLS (SSL) connection</text:p>
          </table:table-cell>
          <table:table-cell table:style-name="Table1.C3" office:value-type="string">
            <text:p text:style-name="P4">--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6">periodically checked and </text:span>added automatically if</text:p>
      <text:list xml:id="list123926512469870" text:continue-numbering="true" text:style-name="List_20_1">
        <text:list-item>
          <text:p text:style-name="P112">the archive files are stored either in the file system, on a ftp server, scp/sftp server, or a we<text:span text:style-name="T26">bdav</text:span> server and</text:p>
        </text:list-item>
        <text:list-item>
          <text:p text:style-name="P91">the name suffix is <text:span text:style-name="Filename">.bar,</text:span> and</text:p>
        </text:list-item>
        <text:list-item>
          <text:p text:style-name="P120">if the archives can be decrypted which means the running <text:span text:style-name="Name">BAR</text:span> server has the required pass phrase stored in the internal pass phrase cache and the required private key file.</text:p>
        </text:list-item>
      </text:list>
      <text:p text:style-name="P53"><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51"><text:soft-page-break/><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31">Note:<text:tab/>The index database is upgraded automatically when a new <text:span text:style-name="Name">BAR</text:span> version is installed and run for the first time. Depending on the size of the database this may take some time. The 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8">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123926110218482"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span></text:p>
        </text:list-item>
      </text:list>
      <text:p text:style-name="Note">Note: be careful with this option! An existing database is deleted when a new one is created</text:p>
      <text:list xml:id="list123924809876649" text:continue-numbering="true" text:style-name="List_20_1">
        <text:list-item>
          <text:p text:style-name="P95"><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95"><text:span text:style-name="Option">‑‑</text:span><text:span text:style-name="Option"><text:span text:style-name="T50">create-newest</text:span></text:span><text:span text:style-name="T50">: re-create all newest data in the database. It deletes all existing newest data in the database and re-creates it from the entries data.</text:span></text:p>
        </text:list-item>
        <text:list-item>
          <text:p text:style-name="P95"><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P95">‑‑<text:span text:style-name="T67">vacuum: collect and remove not used space in the index database file. This may shrink the disk space used by the index database file.</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1">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text:soft-page-break/>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50"><draw:frame draw:style-name="fr1" draw:name="Frame1" text:anchor-type="paragraph" svg:width="4.4173in" style:rel-width="66%" draw:z-index="0"><draw:text-box fo:min-height="4.05in"><text:p text:style-name="Figure"><draw:frame draw:style-name="fr7" draw:name="graphics1" text:anchor-type="paragraph" svg:width="4.4173in" style:rel-width="100%" svg:height="3.6854in" style:rel-height="91%" draw:z-index="8"><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19">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123926156093846" text:continue-numbering="true" text:style-name="List_20_1">
        <text:list-item>
          <text:p text:style-name="List_20_1_20_Start"><text:soft-page-break/>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59">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1">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7276702773687155351" text:style-name="L8">
        <text:list-item>
          <text:p text:style-name="P79"><text:span text:style-name="T38">remote host to run the job </text:span><text:span text:style-name="Number_20_Mark"><text:span text:style-name="T38">B</text:span></text:span></text:p>
        </text:list-item>
        <text:list-item>
          <text:p text:style-name="P78">included entry names</text:p>
        </text:list-item>
      </text:list>
      <text:list xml:id="list123926911998292" text:continue-list="list123926156093846" text:style-name="List_20_1">
        <text:list-item>
          <text:p text:style-name="List_20_1">included images</text:p>
        </text:list-item>
        <text:list-item>
          <text:p text:style-name="P96">filters and mounts</text:p>
        </text:list-item>
        <text:list-item>
          <text:p text:style-name="List_20_1">storage information</text:p>
        </text:list-item>
        <text:list-item>
          <text:p text:style-name="P96">scripts</text:p>
        </text:list-item>
        <text:list-item>
          <text:p text:style-name="P97">schedule information</text:p>
        </text:list-item>
        <text:list-item>
          <text:p text:style-name="P115">comments</text:p>
        </text:list-item>
      </text:list>
      <text:p text:style-name="Table_20_Contents">The jobs tab have some sub-tabs to edit these pieces of data.</text:p>
      <text:h text:style-name="P88" text:outline-level="4"><text:bookmark-start text:name="__RefHeading__16278_1510295094"/>Entries<text:bookmark-end text:name="__RefHeading__16278_1510295094"/></text:h>
      <text:p text:style-name="P54">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text:soft-page-break/>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4.3854in" draw:z-index="1"><draw:text-box fo:min-height="3.6665in"><text:p text:style-name="Figure"><draw:frame draw:style-name="fr7" draw:name="graphics2" text:anchor-type="paragraph" svg:width="4.3854in" svg:height="3.6665in" draw:z-index="9"><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7" draw:name="graphics3" text:anchor-type="paragraph" svg:width="4.3854in" svg:height="3.6665in"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20"><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20"><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0" text:note-class="footnote"><text:note-citation>10</text:note-citation><text:note-body><text:p text:style-name="P45">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4.3854in" draw:z-index="3"><draw:text-box fo:min-height="3.6665in"><text:p text:style-name="Figure"><draw:frame draw:style-name="fr8" draw:name="graphics4" text:anchor-type="paragraph" svg:width="4.3854in" svg:height="3.6665in" draw:z-index="10"><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0"><draw:frame draw:style-name="fr2" draw:name="Frame5" text:anchor-type="paragraph" svg:width="4.3854in" draw:z-index="17"><draw:text-box fo:min-height="3.6665in"><text:p text:style-name="Filters"><draw:frame draw:style-name="fr8" draw:name="graphics5" text:anchor-type="paragraph" svg:width="4.3854in" svg:height="3.6665in" draw:z-index="18"><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0.1665in" svg:height="0.1665in" draw:z-index="12"><draw:image xlink:href="Pictures/100002010000001000000010DF223B73.png" xlink:type="simple" xlink:show="embed" xlink:actuate="onLoad"/></draw:frame> open an editor dialog for the archive file name. With <draw:frame draw:style-name="fr10" draw:name="graphics7" text:anchor-type="as-char" svg:y="-0.1189in" svg:width="0.1665in" svg:height="0.1252in" draw:z-index="13"><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55"><draw:frame draw:style-name="fr2" draw:name="Frame6" text:anchor-type="paragraph" svg:width="4.4173in" style:rel-width="66%" svg:height="3.4035in" draw:z-index="15"><draw:text-box fo:min-height="35%"><text:p text:style-name="Figure"><draw:frame draw:style-name="fr11" draw:name="Image5" text:anchor-type="paragraph" svg:width="6.6929in" style:rel-width="100%" svg:height="4.6835in" style:rel-height="scale" draw:z-index="16"><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89" text:outline-level="4"><text:bookmark-start text:name="__RefHeading__14185_608817561"/><text:soft-page-break/>Scripts<text:bookmark-end text:name="__RefHeading__14185_608817561"/></text:h>
      <text:p text:style-name="P21"><draw:frame draw:style-name="fr3" draw:name="Frame14" text:anchor-type="paragraph" svg:width="4.4173in" style:rel-width="66%" svg:height="3.7098in" style:rel-height="scale-min" draw:z-index="19"><draw:text-box><text:p text:style-name="Figure"><draw:frame draw:style-name="fr11" draw:name="Image9" text:anchor-type="paragraph" svg:width="4.4173in" style:rel-width="100%" svg:height="3.7098in" style:rel-height="scale" draw:z-index="20"><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2">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4.3854in" draw:z-index="4"><draw:text-box fo:min-height="3.6665in"><text:p text:style-name="Figure"><draw:frame draw:style-name="fr8" draw:name="graphics6" text:anchor-type="paragraph" svg:width="4.3854in" svg:height="3.6665in" draw:z-index="11"><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52">In the restore tab (see example figure <text:sequence-ref text:reference-format="value" text:ref-name="refFigure8">9</text:sequence-ref>: <text:sequence-ref text:reference-format="caption" text:ref-name="refFigure8">Restoring files</text:sequence-ref>) <text:span text:style-name="T23">entries</text:span> can be restored from archives.<text:note text:id="ftn11" text:note-class="footnote"><text:note-citation>11</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2" text:note-class="footnote"><text:note-citation>12</text:note-citation><text:note-body><text:p text:style-name="P41">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6">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16">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3" text:note-class="footnote"><text:note-citation>13</text:note-citation><text:note-body><text:p text:style-name="P40">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4">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4">If one or more archives are selected in the top list only entries in those archives are listed in the bottom list. With the <draw:frame draw:style-name="fr9" draw:name="Image6" text:anchor-type="as-char" svg:width="0.1528in" svg:height="0.1528in" draw:z-index="28"><draw:image xlink:href="Pictures/100000000000000B0000000BF3D43941.png" xlink:type="simple" xlink:show="embed" xlink:actuate="onLoad"/></draw:frame> button all entries in the lists can be selected resp. with the <draw:frame draw:style-name="fr9" draw:name="Image7" text:anchor-type="as-char" svg:width="0.1528in" svg:height="0.1528in" draw:z-index="29"><draw:image xlink:href="Pictures/100000000000000B0000000BA2508365.png" xlink:type="simple" xlink:show="embed" xlink:actuate="onLoad"/></draw:frame> button the selection can be cleared.</text:p>
      <text:p text:style-name="P17"><text:soft-page-break/>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16"><text:span text:style-name="T31">After one of the restore buttons is selected a restore dialog opens (see example figure </text:span><text:span text:style-name="T31"><text:sequence-ref text:reference-format="value" text:ref-name="refFigure9">10</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3.9709in" draw:z-index="5"><draw:text-box fo:min-height="3.3283in"><text:p text:style-name="Figure"><draw:frame draw:style-name="fr12" draw:name="graphics9" text:anchor-type="paragraph" svg:width="3.9709in" svg:height="3.3193in" draw:z-index="7"><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5.6402in" draw:z-index="21"><draw:text-box fo:min-height="58%" fo:min-width="4.4173in"><text:p text:style-name="Figure"><draw:frame draw:style-name="fr11" draw:name="Image8" text:anchor-type="paragraph" svg:width="6.6929in" style:rel-width="100%" svg:height="5.6173in" style:rel-height="scale" draw:z-index="22"><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86"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4" text:note-class="footnote"><text:note-citation>14</text:note-citation><text:note-body><text:p text:style-name="P39">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7">This include the</text:span></text:p>
      <text:list xml:id="list123927219870502" text:continue-numbering="true" text:style-name="List_20_1">
        <text:list-item>
          <text:p text:style-name="P98"><text:span text:style-name="T47">temporary directory </text:span><text:span text:style-name="Number_20_Mark"><text:span text:style-name="T47">B</text:span></text:span><text:span text:style-name="T47">,</text:span></text:p>
        </text:list-item>
        <text:list-item>
          <text:p text:style-name="P98"><text:span text:style-name="T47">the nice level </text:span><text:span text:style-name="Number_20_Mark"><text:span text:style-name="T47">C</text:span></text:span><text:span text:style-name="T47">,</text:span></text:p>
        </text:list-item>
        <text:list-item>
          <text:p text:style-name="P98"><text:span text:style-name="T47">the max. number of compress and encryption threads </text:span><text:span text:style-name="Number_20_Mark"><text:span text:style-name="T47">D</text:span></text:span><text:span text:style-name="T47">,</text:span></text:p>
        </text:list-item>
        <text:list-item>
          <text:p text:style-name="P98"><text:span text:style-name="T47">the minimal compress size </text:span><text:span text:style-name="Number_20_Mark"><text:span text:style-name="T47">E</text:span></text:span><text:span text:style-name="T47">,</text:span></text:p>
        </text:list-item>
        <text:list-item>
          <text:p text:style-name="P99">the jobs directory <text:span text:style-name="Number_20_Mark">F</text:span>,</text:p>
        </text:list-item>
        <text:list-item>
          <text:p text:style-name="P99">the max. size of files included in a continuous backup <text:span text:style-name="Number_20_Mark">G</text:span>,</text:p>
        </text:list-item>
        <text:list-item>
          <text:p text:style-name="P99">the file name of the index database <text:span text:style-name="Number_20_Mark">H</text:span> and if index auto-updates should be active <text:span text:style-name="Number_20_Mark">I</text:span>,</text:p>
        </text:list-item>
        <text:list-item>
          <text:p text:style-name="P99"><draw:frame draw:style-name="fr4" draw:name="Frame9" text:anchor-type="paragraph" svg:y="0.2701in" style:rel-width="66%" svg:height="2.8071in" draw:z-index="23"><draw:text-box fo:min-height="30%" fo:min-width="4.4173in"><text:p text:style-name="Figure"><draw:frame draw:style-name="fr11" draw:name="Image1" text:anchor-type="paragraph" svg:width="6.4429in" style:rel-width="100%" svg:height="3.5075in" style:rel-height="scale" draw:z-index="24"><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58">In the server <text:span text:style-name="T47">sub-</text:span>tab <text:span text:style-name="T57">(see example figure </text:span><text:span text:style-name="T57"><text:sequence-ref text:reference-format="value" text:ref-name="refFigure11">12</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3"><draw:frame draw:style-name="fr5" draw:name="Frame10" text:anchor-type="paragraph" svg:x="0in" svg:y="0.5937in" style:rel-width="100%" svg:height="2.8201in" draw:z-index="25"><draw:text-box fo:min-height="29%" fo:min-width="6.6929in"><text:p text:style-name="Figure"><draw:frame draw:style-name="fr11" draw:name="Image2" text:anchor-type="paragraph" svg:width="6.6929in" style:rel-width="100%" svg:height="3.6437in" style:rel-height="scale" draw:z-index="26"><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3</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0256in" svg:width="6.6929in" draw:z-index="27"><draw:text-box fo:min-height="3.6437in"><text:p text:style-name="Figure"><draw:frame draw:style-name="fr11" draw:name="Image10" text:anchor-type="paragraph" svg:width="6.6929in" style:rel-width="100%" svg:height="3.6437in"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7">Verbosity &amp; </text:span>Log<text:bookmark-end text:name="__RefHeading__12259_695893263"/></text:h>
      <text:p text:style-name="P58">In the <text:span text:style-name="T48">verbosity and </text:span>log <text:span text:style-name="T48">sub-</text:span>tab (see example figure <text:sequence-ref text:reference-format="value" text:ref-name="refFigure13">14</text:sequence-ref>: <text:sequence-ref text:reference-format="caption" text:ref-name="refFigure13">Server verbosity &amp; log settings</text:sequence-ref>) the</text:p>
      <text:list xml:id="list123925849250729" text:continue-numbering="true" text:style-name="List_20_1">
        <text:list-item>
          <text:p text:style-name="P100">log <text:span text:style-name="T48">level </text:span><text:span text:style-name="Number_20_Mark"><text:span text:style-name="T48">B</text:span></text:span><text:span text:style-name="T48">,</text:span></text:p>
        </text:list-item>
        <text:list-item>
          <text:p text:style-name="P100"><text:span text:style-name="T48">the log </text:span>types <text:span text:style-name="Number_20_Mark"><text:span text:style-name="T48">C</text:span></text:span>,</text:p>
        </text:list-item>
        <text:list-item>
          <text:p text:style-name="P100">the log file name <text:span text:style-name="Number_20_Mark"><text:span text:style-name="T48">D</text:span></text:span>,</text:p>
        </text:list-item>
        <text:list-item>
          <text:p text:style-name="P100">the log format <text:span text:style-name="Number_20_Mark"><text:span text:style-name="T48">E</text:span></text:span><text:span text:style-name="T48"> </text:span>and</text:p>
        </text:list-item>
        <text:list-item>
          <text:p text:style-name="P100"><text:span text:style-name="T32">the</text:span> log post command <text:span text:style-name="Number_20_Mark"><text:span text:style-name="T48">F</text:span></text:span></text:p>
        </text:list-item>
      </text:list>
      <text:p text:style-name="Text_20_body_20_Start"><draw:frame draw:style-name="fr5" draw:name="Frame11" text:anchor-type="paragraph" svg:x="0in" svg:y="0.2811in" svg:width="6.6929in" draw:z-index="31"><draw:text-box fo:min-height="3.6437in"><text:p text:style-name="Figure"><draw:frame draw:style-name="fr11" draw:name="Image3" text:anchor-type="paragraph" svg:width="6.6929in" style:rel-width="100%" svg:height="3.6437in"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7914406923298071719"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123926814516627" text:continue-list="list12392584925072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123927092445714" text:continue-list="list7914406923298071719"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123926481202250" text:continue-list="list123926814516627"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5" text:note-class="footnote"><text:note-citation>15</text:note-citation><text:note-body><text:p text:style-name="P44">The exact time may be later than the specified time if some other jobs are running before.</text:p></text:note-body></text:note> <text:span text:style-name="T20">each day </text:span>as a full backup.</text:p>
      <text:list xml:id="list123925629003895" text:continue-list="list123927092445714"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123927141890446" text:continue-list="list123926481202250" text:style-name="List_20_1">
        <text:list-item>
          <text:p text:style-name="P108">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101">select for <text:span text:style-name="T20">the t</text:span><text:span text:style-name="Name">ype</text:span> <text:span text:style-name="Name">full</text:span></text:p>
        </text:list-item>
        <text:list-item>
          <text:p text:style-name="P101"><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01"><text:span text:style-name="Name"><text:span text:style-name="T6">select for the type </text:span></text:span><text:span text:style-name="Name"><text:span text:style-name="T2">incremental</text:span></text:span></text:p>
        </text:list-item>
        <text:list-item>
          <text:p text:style-name="P116">verify <text:span text:style-name="T20">that </text:span><text:span text:style-name="Name">enabled</text:span> is checked</text:p>
        </text:list-item>
      </text:list>
      <text:list xml:id="list123927374788976" text:continue-list="list123925629003895"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123925595542659" text:continue-list="list123927141890446" text:style-name="List_20_1">
        <text:list-item>
          <text:p text:style-name="P108">switch to the <text:span text:style-name="Name">Jobs</text:span> tab. In the <text:span text:style-name="Name">Schedule</text:span> sub-tab add a new schedule entry and define * <text:span text:style-name="T20">for the date, <text:s/>time and week day</text:span>.</text:p>
        </text:list-item>
        <text:list-item>
          <text:p text:style-name="P101">select for <text:span text:style-name="T20">the t</text:span><text:span text:style-name="Name">ype</text:span> <text:span text:style-name="Name"><text:span text:style-name="T20">continuous</text:span></text:span></text:p>
        </text:list-item>
        <text:list-item>
          <text:p text:style-name="P117">select some interval time when the continuous backup should be executed. A good choice maybe 30min which means every 30min a backup job is started storing all entries which were changed in the last 30min.</text:p>
        </text:list-item>
      </text:list>
      <text:p text:style-name="P38">Note: continuous backups may require a lot of archive space depending on the size of the files to store, how often the are modified and <text:span text:style-name="T33">time interval </text:span>the backup is executed. </text:p>
      <text:list xml:id="list123925997166339" text:continue-list="list123927374788976"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123925619907329" text:continue-list="list123925595542659" text:style-name="List_20_1">
        <text:list-item>
          <text:p text:style-name="P109"><text:span text:style-name="Name"><text:span text:style-name="T5">switch to the </text:span></text:span><text:span text:style-name="Name"><text:span text:style-name="T3">Restore</text:span></text:span><text:span text:style-name="Name"><text:span text:style-name="T7"> tab</text:span></text:span></text:p>
        </text:list-item>
        <text:list-item>
          <text:p text:style-name="P109"><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09"><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09"><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09"><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23927235600270" text:continue-list="list123925997166339"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123926072551439" text:continue-list="list123925619907329" text:style-name="List_20_1">
        <text:list-item>
          <text:p text:style-name="P109"><text:span text:style-name="Name"><text:span text:style-name="T5">switch to the </text:span></text:span><text:span text:style-name="Name"><text:span text:style-name="T21">Restore</text:span></text:span><text:span text:style-name="Name"><text:span text:style-name="T7"> tab</text:span></text:span></text:p>
        </text:list-item>
        <text:list-item>
          <text:p text:style-name="P109"><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09"><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09"><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82" text:outline-level="1"/>
      <text:h text:style-name="P83" text:outline-level="1"><text:bookmark-start text:name="__RefHeading__15744_1674148630"/>Appendix<text:bookmark-end text:name="__RefHeading__15744_1674148630"/></text:h>
      <text:h text:style-name="P81" text:outline-level="2"><text:bookmark-start text:name="__RefHeading__8616_961238848"/>Tools<text:bookmark-end text:name="__RefHeading__8616_961238848"/></text:h>
      <text:p text:style-name="Text_20_body_20_Start">The following tools are part of <text:span text:style-name="Command">BAR</text:span>:</text:p>
      <text:list xml:id="list123925812226475"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1"><text:soft-page-break/>Note:<text:tab/><text:span text:style-name="Command"><text:span text:style-name="T26">BARC</text:span></text:span><text:span text:style-name="Command">ontrol</text:span> has a nice archive file name editor. See the <draw:frame draw:style-name="fr9" draw:name="graphics12" text:anchor-type="as-char" svg:width="0.1665in" svg:height="0.1665in"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35379768"/>--create<text:alphabetical-index-mark-end text:id="IMark35379768"/>, <text:alphabetical-index-mark-start text:id="IMark54882392"/>-c<text:alphabetical-index-mark-end text:id="IMark54882392"/></text:p>
      <text:p text:style-name="Option_20_Start">Create an archive with files, directories, links, hard links and special files like device-, pipes- and sockets-descriptors.</text:p>
      <text:p text:style-name="Option_20_title"><text:alphabetical-index-mark-start text:id="IMark55665448"/>--image<text:alphabetical-index-mark-end text:id="IMark55665448"/>, <text:alphabetical-index-mark-start text:id="IMark54427800"/>-m<text:alphabetical-index-mark-end text:id="IMark5442780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55665448"/>--list<text:alphabetical-index-mark-end text:id="IMark55665448"/>, <text:alphabetical-index-mark-start text:id="IMark54427800"/>-l<text:alphabetical-index-mark-end text:id="IMark5442780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34143480"/>--test<text:alphabetical-index-mark-end text:id="IMark34143480"/>, <text:alphabetical-index-mark-start text:id="IMark53913288"/>-t<text:alphabetical-index-mark-end text:id="IMark53913288"/></text:p>
      <text:p text:style-name="Option_20_Start">Test content integrity of archives.</text:p>
      <text:p text:style-name="Option_20_title"><text:alphabetical-index-mark-start text:id="IMark37825800"/>--compare<text:alphabetical-index-mark-end text:id="IMark37825800"/>, <text:alphabetical-index-mark-start text:id="IMark55694376"/>-d<text:alphabetical-index-mark-end text:id="IMark55694376"/></text:p>
      <text:p text:style-name="Option_20_Start">Compare content of archives with content in file system.</text:p>
      <text:p text:style-name="Option_20_title"><text:alphabetical-index-mark-start text:id="IMark54555176"/>--extract<text:alphabetical-index-mark-end text:id="IMark54555176"/>, <text:alphabetical-index-mark-start text:id="IMark38356664"/>-x<text:alphabetical-index-mark-end text:id="IMark38356664"/></text:p>
      <text:p text:style-name="Option_20_Start">Extract content of archives.</text:p>
      <text:p text:style-name="Option_20_title"><text:alphabetical-index-mark-start text:id="IMark55694376"/>--generate-keys<text:alphabetical-index-mark-end text:id="IMark5569437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53913288"/>--generate-keys-bits<text:alphabetical-index-mark-end text:id="IMark53913288"/>=&lt;n&gt;</text:p>
      <text:p text:style-name="Option_20_Start">Specify number of bits to use for a RSA key pair. It can be 1024, 2048 or 3072 bits. Default value are 2048 bits.</text:p>
      <text:p text:style-name="Option_20_title"><text:soft-page-break/><text:alphabetical-index-mark-start text:id="IMark54427800"/>--pre-command<text:alphabetical-index-mark-end text:id="IMark54427800"/>=&lt;command&gt;</text:p>
      <text:p text:style-name="Option_20_Start">Command to execute before a job is started.</text:p>
      <text:p text:style-name="Option_20_Start">Available macros: %name.</text:p>
      <text:p text:style-name="Option_20_title"><text:alphabetical-index-mark-start text:id="IMark35379768"/>--post-command<text:alphabetical-index-mark-end text:id="IMark35379768"/>=&lt;command&gt;</text:p>
      <text:p text:style-name="Option_20_Start">Command to execute after a job terminated.</text:p>
      <text:p text:style-name="Option_20_Start">Available macros: %name.</text:p>
      <text:p text:style-name="Option_20_title"><text:alphabetical-index-mark-start text:id="IMark55665448"/>--mount<text:alphabetical-index-mark-end text:id="IMark55665448"/>=&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37825800"/>--include<text:alphabetical-index-mark-end text:id="IMark37825800"/>=&lt;pattern&gt;, <text:alphabetical-index-mark-start text:id="IMark54882392"/>-#<text:alphabetical-index-mark-end text:id="IMark5488239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35379768"/>--include-command<text:bookmark-start text:name="__DdeLink__11102_1674148630"/><text:alphabetical-index-mark-end text:id="IMark3537976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54882392"/>--exclude<text:alphabetical-index-mark-end text:id="IMark54882392"/>=&lt;pattern&gt;, <text:alphabetical-index-mark-start text:id="IMark37941112"/>-!<text:alphabetical-index-mark-end text:id="IMark3794111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38356664"/>--exclude-command<text:alphabetical-index-mark-end text:id="IMark3835666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37941112"/>--mount<text:alphabetical-index-mark-end text:id="IMark37941112"/>=&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84" text:outline-level="3"><text:bookmark-start text:name="__RefHeading__16294_1510295094"/>Incremental/Differential archives<text:bookmark-end text:name="__RefHeading__16294_1510295094"/></text:h>
      <text:p text:style-name="P32"><text:alphabetical-index-mark-start text:id="IMark53913288"/>--normal<text:alphabetical-index-mark-end text:id="IMark53913288"/></text:p>
      <text:p text:style-name="Option_20_Start">Create a normal archive. No incremental data is used or stored.</text:p>
      <text:p text:style-name="Option_20_title"><text:alphabetical-index-mark-start text:id="IMark54882392"/><text:span text:style-name="T11">--full</text:span><text:alphabetical-index-mark-end text:id="IMark54882392"/><text:span text:style-name="T11">, </text:span><text:alphabetical-index-mark-start text:id="IMark55665448"/><text:span text:style-name="T11">-f</text:span><text:alphabetical-index-mark-end text:id="IMark55665448"/></text:p>
      <text:p text:style-name="Option_20_Start">Create a full archive and store incremental data.</text:p>
      <text:p text:style-name="Option_20_title"><text:alphabetical-index-mark-start text:id="IMark35379768"/><text:span text:style-name="T11">--incremental</text:span><text:alphabetical-index-mark-end text:id="IMark35379768"/><text:span text:style-name="T11">, </text:span><text:alphabetical-index-mark-start text:id="IMark54427800"/><text:span text:style-name="T11">-i</text:span><text:alphabetical-index-mark-end text:id="IMark5442780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37825800"/><text:span text:style-name="T11">--incremental-list-file</text:span><text:alphabetical-index-mark-end text:id="IMark37825800"/><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2"><text:alphabetical-index-mark-start text:id="IMark35379768"/>--differential<text:alphabetical-index-mark-end text:id="IMark35379768"/></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38356664"/>--compress-algorithm<text:alphabetical-index-mark-end text:id="IMark38356664"/>, <text:alphabetical-index-mark-start text:id="IMark55694376"/>-z<text:alphabetical-index-mark-end text:id="IMark5569437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7"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52840200"/>--compress-min-size<text:alphabetical-index-mark-end text:id="IMark5284020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42108536"/>--compress-exclude<text:alphabetical-index-mark-end text:id="IMark4210853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42108536"/>--crypt-algorithm<text:alphabetical-index-mark-end text:id="IMark42108536"/>, <text:alphabetical-index-mark-start text:id="IMark52840200"/>-y<text:alphabetical-index-mark-end text:id="IMark5284020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8">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8">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8">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8">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8">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8">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8">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8">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8">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8">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8">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8">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8">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8">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8">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52840200"/>--crypt-type<text:alphabetical-index-mark-end text:id="IMark52840200"/>=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42108536"/>--crypt-password<text:alphabetical-index-mark-end text:id="IMark4210853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52840200"/>--crypt-public-key<text:alphabetical-index-mark-end text:id="IMark52840200"/>=&lt;file name&gt;</text:p>
      <text:p text:style-name="Option_20_Start">Name of file with the RSA encryption public key.</text:p>
      <text:p text:style-name="Option_20_title"><text:alphabetical-index-mark-start text:id="IMark52840200"/>--crypt-private-key<text:alphabetical-index-mark-end text:id="IMark52840200"/>=&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42108536"/>--archive-part-size<text:alphabetical-index-mark-end text:id="IMark42108536"/>=&lt;size&gt;, <text:alphabetical-index-mark-start text:id="IMark43976952"/>-s<text:alphabetical-index-mark-end text:id="IMark43976952"/>=&lt;size&gt;</text:p>
      <text:p text:style-name="P62">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50960584"/>--file-write-pre-command<text:alphabetical-index-mark-end text:id="IMark5096058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54771336"/>--file-write-post-command<text:alphabetical-index-mark-end text:id="IMark5477133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54771336"/>--ftp-login-name<text:alphabetical-index-mark-end text:id="IMark54771336"/>=&lt;name&gt;</text:p>
      <text:p text:style-name="Option_20_Start">Specify the general FTP login name.</text:p>
      <text:p text:style-name="Option_20_title"><text:alphabetical-index-mark-start text:id="IMark44164168"/>--ftp-password<text:alphabetical-index-mark-end text:id="IMark4416416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54771336"/>--ftp-max-connections<text:alphabetical-index-mark-end text:id="IMark54771336"/>=&lt;n&gt;</text:p>
      <text:p text:style-name="Option_20_note">Specify the max. number of concurrent connections for this FTP server.</text:p>
      <text:p text:style-name="Option_20_title"><text:alphabetical-index-mark-start text:id="IMark54771336"/>--ftp-max-storage-size<text:alphabetical-index-mark-end text:id="IMark54771336"/>=&lt;size&gt;</text:p>
      <text:p text:style-name="Option_20_note">Specify the max. size in bytes to use for storage for this FTP server.<text:bookmark-end text:name="__DdeLink__10735_1674148630"/></text:p>
      <text:p text:style-name="Option_20_title"><text:alphabetical-index-mark-start text:id="IMark54771336"/>--ftp-write-pre-command<text:alphabetical-index-mark-end text:id="IMark54771336"/>=&lt;command&gt;</text:p>
      <text:p text:style-name="Option_20_Start">Command to execute before file is transmitted to FTP server.</text:p>
      <text:p text:style-name="Option_20_Start">Available macros: %file, %number.</text:p>
      <text:p text:style-name="Option_20_title"><text:alphabetical-index-mark-start text:id="IMark44164168"/>--ftp-write-post-command<text:alphabetical-index-mark-end text:id="IMark4416416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54771336"/>--ssh-port<text:alphabetical-index-mark-end text:id="IMark54771336"/>=&lt;n&gt;</text:p>
      <text:p text:style-name="Option_20_Start">Specify ssh port to use. Default is 22.</text:p>
      <text:p text:style-name="Option_20_title"><text:alphabetical-index-mark-start text:id="IMark54771336"/>--ssh-login-name<text:alphabetical-index-mark-end text:id="IMark54771336"/>=&lt;name&gt;</text:p>
      <text:p text:style-name="Option_20_Start">Specify the default ssh login name.</text:p>
      <text:p text:style-name="Option_20_title"><text:alphabetical-index-mark-start text:id="IMark54771336"/>--ssh-password<text:alphabetical-index-mark-end text:id="IMark5477133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54771336"/>--ssh-public-key<text:alphabetical-index-mark-end text:id="IMark54771336"/>=&lt;file name&gt;</text:p>
      <text:p text:style-name="Option_20_Start">Specify the file name with the ssh public key.</text:p>
      <text:p text:style-name="Option_20_title"><text:alphabetical-index-mark-start text:id="IMark54771336"/>--ssh-private-key<text:alphabetical-index-mark-end text:id="IMark5477133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54771336"/>--ssh-max-connections<text:alphabetical-index-mark-end text:id="IMark54771336"/>=&lt;n&gt;</text:p>
      <text:p text:style-name="Option_20_note">Specify the max. number of concurrent connections for this SSH/SCP/SFTP server.</text:p>
      <text:p text:style-name="Option_20_title"><text:bookmark-start text:name="__DdeLink__8381_1674148630"/><text:alphabetical-index-mark-start text:id="IMark54771336"/>--ssh-max-storage-size<text:alphabetical-index-mark-end text:id="IMark54771336"/>=&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50400456"/>--scp-write-pre-command<text:alphabetical-index-mark-end text:id="IMark50400456"/>=&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55670280"/>--scp-write-post-command<text:alphabetical-index-mark-end text:id="IMark5567028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55699016"/>--sftp-write-pre-command<text:alphabetical-index-mark-end text:id="IMark5569901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55699016"/>--sftp-write-post-command<text:alphabetical-index-mark-end text:id="IMark5569901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55699016"/>--webdav-login<text:alphabetical-index-mark-end text:id="IMark55699016"/>=&lt;name&gt;</text:p>
      <text:p text:style-name="Option_20_Start">Specify the default WebDAV login name.</text:p>
      <text:p text:style-name="Option_20_title"><text:alphabetical-index-mark-start text:id="IMark55167768"/>--webdav-password<text:alphabetical-index-mark-end text:id="IMark5516776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55699016"/>--webdav-max-connections<text:alphabetical-index-mark-end text:id="IMark55699016"/>=&lt;n&gt;</text:p>
      <text:p text:style-name="Option_20_note">Specify the max. number of concurrent connections for this WebDAV server.</text:p>
      <text:p text:style-name="Option_20_title"><text:alphabetical-index-mark-start text:id="IMark55699016"/>--webdav-max-storage-size<text:alphabetical-index-mark-end text:id="IMark55699016"/>=&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55699016"/>--webdav-write-pre-command<text:alphabetical-index-mark-end text:id="IMark5569901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55699016"/>--webdav-write-post-command<text:alphabetical-index-mark-end text:id="IMark5569901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55712472"/>--cd-device<text:alphabetical-index-mark-end text:id="IMark55712472"/>=&lt;device name&gt;, <text:alphabetical-index-mark-start text:id="IMark43048072"/>--dvd-device<text:alphabetical-index-mark-end text:id="IMark43048072"/>=&lt;device name&gt;, <text:alphabetical-index-mark-start text:id="IMark55702392"/>--bd-device<text:alphabetical-index-mark-end text:id="IMark55702392"/>=&lt;device name&gt;</text:p>
      <text:p text:style-name="Option_20_Start">Default device name for creating Cds/BDs/DVDs.</text:p>
      <text:p text:style-name="Option_20_title"><text:soft-page-break/><text:alphabetical-index-mark-start text:id="IMark55704568"/>--cd-request-volume-command<text:alphabetical-index-mark-end text:id="IMark55704568"/>=&lt;command&gt;, <text:alphabetical-index-mark-start text:id="IMark53940168"/>--dvd-request-volume-command<text:alphabetical-index-mark-end text:id="IMark53940168"/>=&lt;command&gt;, <text:alphabetical-index-mark-start text:id="IMark43048072"/>--bd-request-volume-command<text:alphabetical-index-mark-end text:id="IMark4304807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37881192"/>--cd-unload-volume-command<text:alphabetical-index-mark-end text:id="IMark37881192"/>=&lt;command&gt;, <text:alphabetical-index-mark-start text:id="IMark43066920"/>--dvd-unload-volume-command<text:alphabetical-index-mark-end text:id="IMark43066920"/>=&lt;command&gt;, <text:alphabetical-index-mark-start text:id="IMark54759288"/>--bd-unload-volume-command<text:alphabetical-index-mark-end text:id="IMark5475928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55704568"/>--cd-load-volume-command<text:alphabetical-index-mark-end text:id="IMark55704568"/>=&lt;command&gt;, <text:alphabetical-index-mark-start text:id="IMark38872424"/>--dvd-load-volume-command<text:alphabetical-index-mark-end text:id="IMark38872424"/>=&lt;command&gt;, <text:alphabetical-index-mark-start text:id="IMark42650568"/>--bd-load-volume-command<text:alphabetical-index-mark-end text:id="IMark4265056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55704568"/>--cd-volume-size<text:alphabetical-index-mark-end text:id="IMark55704568"/>=<text:bookmark-start text:name="__DdeLink__5568_1180582065"/>&lt;n&gt;[G|M|K], <text:alphabetical-index-mark-start text:id="IMark42794936"/>--dvd-volume-size<text:alphabetical-index-mark-end text:id="IMark42794936"/>=&lt;n&gt;[G|M|K], <text:alphabetical-index-mark-start text:id="IMark38886232"/>--bd-volume-size<text:alphabetical-index-mark-end text:id="IMark38886232"/>=&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38355704"/>--cd-image-pre-command<text:alphabetical-index-mark-end text:id="IMark38355704"/>=&lt;command&gt;, <text:alphabetical-index-mark-start text:id="IMark38872424"/>--dvd-image-pre-command<text:alphabetical-index-mark-end text:id="IMark38872424"/>=&lt;command&gt;, <text:alphabetical-index-mark-start text:id="IMark55704568"/>--bd-image-pre-command<text:alphabetical-index-mark-end text:id="IMark5570456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37881192"/>--cd-image-post-command<text:alphabetical-index-mark-end text:id="IMark37881192"/>=&lt;command&gt;, <text:alphabetical-index-mark-start text:id="IMark43066920"/>--dvd-image-post-command<text:alphabetical-index-mark-end text:id="IMark43066920"/>=&lt;command&gt;, <text:alphabetical-index-mark-start text:id="IMark38355704"/>--bd-image-post-command<text:alphabetical-index-mark-end text:id="IMark3835570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38872424"/>--cd-image-command<text:alphabetical-index-mark-end text:id="IMark38872424"/>=&lt;command&gt;, <text:alphabetical-index-mark-start text:id="IMark37238920"/>--dvd-image-command<text:alphabetical-index-mark-end text:id="IMark37238920"/>=&lt;command&gt;, <text:alphabetical-index-mark-start text:id="IMark37881192"/>--bd-image-command<text:alphabetical-index-mark-end text:id="IMark37881192"/>=&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soft-page-break/><text:alphabetical-index-mark-start text:id="IMark37881192"/>--cd-ecc-pre-command<text:alphabetical-index-mark-end text:id="IMark37881192"/>=&lt;command&gt;, <text:alphabetical-index-mark-start text:id="IMark38872424"/>--dvd-ecc-pre-command<text:alphabetical-index-mark-end text:id="IMark38872424"/>=&lt;command&gt;, <text:alphabetical-index-mark-start text:id="IMark55508616"/>--bd-ecc-pre-command<text:alphabetical-index-mark-end text:id="IMark55508616"/>=&lt;command&gt;</text:p>
      <text:p text:style-name="Option_20_Start">Command to execute before error correction codes (ecc) are added to a CD/DVD/BD image.</text:p>
      <text:p text:style-name="Option_20_title"><text:alphabetical-index-mark-start text:id="IMark38886232"/>--cd-ecc-post-command<text:alphabetical-index-mark-end text:id="IMark38886232"/>=&lt;command&gt;, <text:alphabetical-index-mark-start text:id="IMark38355704"/>--dvd-ecc-post-command<text:alphabetical-index-mark-end text:id="IMark38355704"/>=&lt;command&gt;, <text:alphabetical-index-mark-start text:id="IMark37881192"/>--bd-ecc-post-command<text:alphabetical-index-mark-end text:id="IMark37881192"/>=&lt;command&gt;</text:p>
      <text:p text:style-name="Option_20_Start">Command to execute after error correction codes (ecc) are added to a CD/DVD/BD image.</text:p>
      <text:p text:style-name="Option_20_title"><text:alphabetical-index-mark-start text:id="IMark37238920"/>--cd-ecc-command<text:alphabetical-index-mark-end text:id="IMark37238920"/>=&lt;command&gt;, <text:alphabetical-index-mark-start text:id="IMark43141224"/>--dvd-ecc-command<text:alphabetical-index-mark-end text:id="IMark43141224"/>=&lt;command&gt;, <text:alphabetical-index-mark-start text:id="IMark37881192"/>--bd-ecc-command<text:alphabetical-index-mark-end text:id="IMark37881192"/>=&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43141224"/><text:span text:style-name="T62">--cd‑blank-command</text:span><text:alphabetical-index-mark-end text:id="IMark43141224"/><text:span text:style-name="T62">=&lt;command&gt;, </text:span><text:alphabetical-index-mark-start text:id="IMark37881192"/><text:span text:style-name="T62">--dvd-blank-command</text:span><text:alphabetical-index-mark-end text:id="IMark37881192"/><text:span text:style-name="T62">=&lt;command&gt;, </text:span><text:alphabetical-index-mark-start text:id="IMark54759288"/><text:span text:style-name="T62">--bd-blank-command</text:span><text:alphabetical-index-mark-end text:id="IMark54759288"/><text:span text:style-name="T62">=&lt;command&gt;</text:span></text:p>
      <text:p text:style-name="Option_20_Start">Command to blank a CD/DVD/BD medium before writing.</text:p>
      <text:p text:style-name="Option_20_title"><text:alphabetical-index-mark-start text:id="IMark37888232"/>--cd-write-pre-command<text:alphabetical-index-mark-end text:id="IMark37888232"/>=&lt;command&gt;, <text:alphabetical-index-mark-start text:id="IMark38355704"/>--dvd-write-pre-command<text:alphabetical-index-mark-end text:id="IMark38355704"/>=&lt;command&gt;, <text:alphabetical-index-mark-start text:id="IMark38885960"/>--bd-write-pre-command<text:alphabetical-index-mark-end text:id="IMark38885960"/>=&lt;command&gt;</text:p>
      <text:p text:style-name="Option_20_Start">Command to execute before CD/DVD/BD image is written.</text:p>
      <text:p text:style-name="Option_20_title"><text:alphabetical-index-mark-start text:id="IMark43141224"/>--cd-write-post-command<text:alphabetical-index-mark-end text:id="IMark43141224"/>=&lt;command&gt;, <text:alphabetical-index-mark-start text:id="IMark38886232"/>--dvd-write-post-command<text:alphabetical-index-mark-end text:id="IMark38886232"/>=&lt;command&gt;, <text:alphabetical-index-mark-start text:id="IMark38355704"/>--bd-write-post-command<text:alphabetical-index-mark-end text:id="IMark38355704"/>=&lt;command&gt;</text:p>
      <text:p text:style-name="Option_20_Start">Command to execute after CD/DVD/BD image is written.</text:p>
      <text:p text:style-name="Option_20_title"><text:alphabetical-index-mark-start text:id="IMark37238920"/>--cd-write-command<text:alphabetical-index-mark-end text:id="IMark37238920"/>=&lt;command&gt;, <text:alphabetical-index-mark-start text:id="IMark37881192"/>--dvd-write-command<text:alphabetical-index-mark-end text:id="IMark37881192"/>=&lt;command&gt;, <text:alphabetical-index-mark-start text:id="IMark38885960"/>--bd-write-command<text:alphabetical-index-mark-end text:id="IMark38885960"/>=&lt;command&gt;</text:p>
      <text:p text:style-name="Option_20_Start">Command to write on CD/DVD/BD.</text:p>
      <text:p text:style-name="Option_20_Start">Available macros: %device, %file, %image, %sectors, %number.</text:p>
      <text:p text:style-name="Option_20_title"><text:alphabetical-index-mark-start text:id="IMark38886232"/>--cd-write-image-command<text:alphabetical-index-mark-end text:id="IMark38886232"/>=&lt;command&gt;, <text:alphabetical-index-mark-start text:id="IMark37238920"/>--dvd-write-image-command<text:alphabetical-index-mark-end text:id="IMark37238920"/>=&lt;command&gt;, <text:alphabetical-index-mark-start text:id="IMark38885960"/>--bd-write-image-command<text:alphabetical-index-mark-end text:id="IMark38885960"/>=&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38355704"/>--device<text:alphabetical-index-mark-end text:id="IMark38355704"/>=&lt;device name&gt;</text:p>
      <text:p text:style-name="Option_20_Start">Specify default device name.</text:p>
      <text:p text:style-name="Option_20_title"><text:alphabetical-index-mark-start text:id="IMark38355704"/>--device-request-volume-command<text:alphabetical-index-mark-end text:id="IMark38355704"/>=&lt;command&gt;</text:p>
      <text:p text:style-name="Option_20_Start">Command to request new volume for device.</text:p>
      <text:p text:style-name="Option_20_title"><text:alphabetical-index-mark-start text:id="IMark38886232"/>--device-load-volume-command<text:alphabetical-index-mark-end text:id="IMark38886232"/>=&lt;command&gt;</text:p>
      <text:p text:style-name="Option_20_Start">Command to load volume for device.</text:p>
      <text:p text:style-name="Option_20_title"><text:soft-page-break/><text:alphabetical-index-mark-start text:id="IMark38355704"/>--device-unload-volume-command<text:alphabetical-index-mark-end text:id="IMark38355704"/>=&lt;command&gt;</text:p>
      <text:p text:style-name="Option_20_Start">Command to unload volume from device.</text:p>
      <text:p text:style-name="Option_20_title"><text:alphabetical-index-mark-start text:id="IMark38355704"/>--device-volume-size<text:alphabetical-index-mark-end text:id="IMark38355704"/>=&lt;size&gt;</text:p>
      <text:p text:style-name="P62">Device volume size.<text:bookmark text:name="__DdeLink__5570_1180582065"/></text:p>
      <text:p text:style-name="Option_20_title"><text:alphabetical-index-mark-start text:id="IMark38355704"/>--device-image-pre-command<text:alphabetical-index-mark-end text:id="IMark38355704"/>=&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38355704"/>--device-image-post-command<text:alphabetical-index-mark-end text:id="IMark3835570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38355704"/>--device-image-command<text:alphabetical-index-mark-end text:id="IMark38355704"/>=&lt;command&gt;</text:p>
      <text:p text:style-name="Option_20_Start">Command to create a device image.</text:p>
      <text:p text:style-name="Option_20_Start">Available macros: %device, %file, %image, %number.</text:p>
      <text:p text:style-name="Option_20_title"><text:alphabetical-index-mark-start text:id="IMark38355704"/>--device-ecc-pre-command<text:alphabetical-index-mark-end text:id="IMark3835570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38355704"/>--device-ecc-post-command<text:alphabetical-index-mark-end text:id="IMark38355704"/>=&lt;command&gt;</text:p>
      <text:p text:style-name="Option_20_Start">Command to execute after error correction codes (ecc) are added to a device image.</text:p>
      <text:p text:style-name="Option_20_Start">Note: Still not implemented!</text:p>
      <text:p text:style-name="Option_20_title"><text:alphabetical-index-mark-start text:id="IMark37901864"/>--device-ecc-command<text:alphabetical-index-mark-end text:id="IMark37901864"/>=&lt;command&gt;</text:p>
      <text:p text:style-name="Option_20_Start">Command to added error correction codes (ecc) to a device image.</text:p>
      <text:p text:style-name="Option_20_Start">Note: Still not implemented!</text:p>
      <text:p text:style-name="Option_20_title"><text:alphabetical-index-mark-start text:id="IMark37901864"/>--device-blank-command<text:alphabetical-index-mark-end text:id="IMark37901864"/>=&lt;command&gt;</text:p>
      <text:p text:style-name="Option_20_Start">Comamnd to blank a device medium before writing.</text:p>
      <text:p text:style-name="Option_20_title"><text:alphabetical-index-mark-start text:id="IMark38355704"/>--device-write-pre-command<text:alphabetical-index-mark-end text:id="IMark38355704"/>=&lt;command&gt;</text:p>
      <text:p text:style-name="Option_20_Start">Command to execute before device image is written.</text:p>
      <text:p text:style-name="Option_20_Start">Available macros: %device, %file, %image, %number.</text:p>
      <text:p text:style-name="Option_20_title"><text:alphabetical-index-mark-start text:id="IMark38355704"/>--device-write-post-command<text:alphabetical-index-mark-end text:id="IMark38355704"/>=&lt;command&gt;</text:p>
      <text:p text:style-name="Option_20_Start">Command to execute after device image is written.</text:p>
      <text:p text:style-name="Option_20_Start">Available macros: %device, %file, %image, %number.</text:p>
      <text:p text:style-name="Option_20_title"><text:soft-page-break/><text:alphabetical-index-mark-start text:id="IMark37901864"/>--device-write-command<text:alphabetical-index-mark-end text:id="IMark37901864"/>=&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55658920"/>--directory-strip<text:alphabetical-index-mark-end text:id="IMark55658920"/>=&lt;n&gt;, <text:alphabetical-index-mark-start text:id="IMark55666584"/>-p<text:alphabetical-index-mark-end text:id="IMark55666584"/>=&lt;n&gt;</text:p>
      <text:p text:style-name="Option_20_Start">Strip specified number of directory levels from file names of restored files.</text:p>
      <text:p text:style-name="Option_20_title"><text:alphabetical-index-mark-start text:id="IMark53910424"/>--destination<text:alphabetical-index-mark-end text:id="IMark53910424"/>=&lt;path&gt;</text:p>
      <text:p text:style-name="Option_20_Start">Restore files into specified path.</text:p>
      <text:p text:style-name="Option_20_title"><text:alphabetical-index-mark-start text:id="IMark53910424"/>--owner<text:alphabetical-index-mark-end text:id="IMark53910424"/>=&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36915784"/>--daemon<text:alphabetical-index-mark-end text:id="IMark36915784"/></text:p>
      <text:p text:style-name="Option_20_Start">Run <text:span text:style-name="Name">BAR</text:span> in daemon mode (as a server).</text:p>
      <text:p text:style-name="Option_20_title"><text:alphabetical-index-mark-start text:id="IMark36915784"/>--no-detach<text:alphabetical-index-mark-end text:id="IMark36915784"/>, <text:alphabetical-index-mark-start text:id="IMark53940168"/>-D<text:alphabetical-index-mark-end text:id="IMark53940168"/></text:p>
      <text:p text:style-name="Option_20_Start">Do not detach process when running in daemon mode.</text:p>
      <text:p text:style-name="Option_20_title"><text:alphabetical-index-mark-start text:id="IMark36915784"/>--server-port<text:alphabetical-index-mark-end text:id="IMark36915784"/>=&lt;n&gt;<text:note text:id="ftn19" text:note-class="footnote"><text:note-citation>19</text:note-citation><text:note-body><text:p text:style-name="P42">Connections on the server port may also accept SSL encrypted connections.</text:p></text:note-body></text:note></text:p>
      <text:p text:style-name="Option_20_Start">Specify server port to use. Default is: 38523.</text:p>
      <text:p text:style-name="Option_20_title"><text:alphabetical-index-mark-start text:id="IMark36915784"/>--server-tls-port<text:alphabetical-index-mark-end text:id="IMark36915784"/>=&lt;n&gt;<text:span text:style-name="T13"><text:note-ref text:note-class="footnote" text:reference-format="text" text:ref-name="ftn19">19</text:note-ref></text:span></text:p>
      <text:p text:style-name="Option_20_Start">Specify TLS (SSL) server port to use. Default is: 38524.</text:p>
      <text:p text:style-name="Option_20_title"><text:alphabetical-index-mark-start text:id="IMark36915784"/>--server-ca-file<text:alphabetical-index-mark-end text:id="IMark36915784"/>=&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36915784"/>--server-cert-file<text:alphabetical-index-mark-end text:id="IMark36915784"/>=&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36915784"/>--server-key-file<text:alphabetical-index-mark-end text:id="IMark36915784"/>=&lt;file name&gt;</text:p>
      <text:p text:style-name="Option_20_Start">Specify TLS (SSL) server key file to use. Default is: <text:span text:style-name="Filename"><text:span text:style-name="T11">/etc/ssl/private/bar‑server‑key.pem</text:span></text:span><text:span text:style-name="T4">.</text:span></text:p>
      <text:p text:style-name="Option_20_title"><text:alphabetical-index-mark-start text:id="IMark55167608"/>--server-password<text:alphabetical-index-mark-end text:id="IMark5516760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38874984"/>--server-jobs-directory<text:alphabetical-index-mark-end text:id="IMark38874984"/>=&lt;path name&gt;</text:p>
      <text:p text:style-name="Option_20_Start">Specify server jobs directory. Default is: <text:span text:style-name="Filename"><text:span text:style-name="T11">/etc/bar/jobs</text:span></text:span>.</text:p>
      <text:p text:style-name="Option_20_title"><text:alphabetical-index-mark-start text:id="IMark37905720"/>--nice-level<text:alphabetical-index-mark-end text:id="IMark37905720"/>=&lt;n&gt;</text:p>
      <text:p text:style-name="Option_20_Start">Specify the nice-level the server should run. On Linux the nice level may be 0 (not nice) to 19 (very nice).</text:p>
      <text:p text:style-name="Option_20_title"><text:alphabetical-index-mark-start text:id="IMark55703384"/>--max-band-width<text:alphabetical-index-mark-end text:id="IMark55703384"/>=<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368732502264546624" text:style-name="L9">
        <text:list-item>
          <text:p text:style-name="P87"><text:bookmark-start text:name="__DdeLink__7433_664228686"/>year: four digit year</text:p>
        </text:list-item>
        <text:list-item>
          <text:p text:style-name="P87">month: 1..12 or names Jan, Feb, Mar, Apr, May, Jun, Jul, Aug, Sept, Oct, Nov, Dec</text:p>
        </text:list-item>
        <text:list-item>
          <text:p text:style-name="P87">day: 1..31</text:p>
        </text:list-item>
        <text:list-item>
          <text:p text:style-name="P87">week day names: Mon, Tue, Wed, Thu, Fri, Sat, Sun</text:p>
        </text:list-item>
        <text:list-item>
          <text:p text:style-name="P87">hour: 00..23</text:p>
        </text:list-item>
        <text:list-item>
          <text:p text:style-name="P8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43174696"/>--remote-bar-executable<text:alphabetical-index-mark-end text:id="IMark4317469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43174696"/>--index-database<text:alphabetical-index-mark-end text:id="IMark43174696"/>=&lt;file name&gt;</text:p>
      <text:p text:style-name="Option_20_Start">Specify the file name of the internal index database. Default is: <text:span text:style-name="Filename">/var/lib/bar/index.db</text:span>.</text:p>
      <text:p text:style-name="Option_20_title"><text:alphabetical-index-mark-start text:id="IMark43174696"/>--index-database-auto-update<text:alphabetical-index-mark-end text:id="IMark43174696"/></text:p>
      <text:p text:style-name="Option_20_Start">Enable automatically update index database with archives found on the file system or some <text:soft-page-break/>remote server.</text:p>
      <text:p text:style-name="Option_20_title"><text:alphabetical-index-mark-start text:id="IMark43135480"/>--index-database-max-band-width<text:alphabetical-index-mark-end text:id="IMark4313548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23927196131668" text:continue-list="list123925812226475"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55678824"/>--index-database-keep-time<text:alphabetical-index-mark-end text:id="IMark55678824"/>=&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54764616"/>--no-index-database<text:alphabetical-index-mark-end text:id="IMark54764616"/></text:p>
      <text:p text:style-name="Option_20_Start">Do not store index database for created archives.</text:p>
      <text:h text:style-name="P85" text:outline-level="3"><text:bookmark-start text:name="__RefHeading__10437_873480820"/><text:span text:style-name="T24">Continuous</text:span> database<text:bookmark-end text:name="__RefHeading__10437_873480820"/></text:h>
      <text:p text:style-name="Option_20_title"><text:alphabetical-index-mark-start text:id="IMark55678824"/>--<text:span text:style-name="T24">continuous-database</text:span><text:alphabetical-index-mark-end text:id="IMark55678824"/><text:span text:style-name="T24">=&lt;file name&gt;</text:span></text:p>
      <text:p text:style-name="P62">Specify the file name of the internal <text:span text:style-name="T24">continuous</text:span> database. Default is <text:span text:style-name="T24">empty to keep the database file in memory only.</text:span></text:p>
      <text:p text:style-name="P46">--<text:span text:style-name="T24">continuous-max-size=&lt;size&gt;</text:span></text:p>
      <text:p text:style-name="P47">Specify the max. size of an entry which should be stored during a contin<text:span text:style-name="T25">u</text:span>ous job. Entries <text:soft-page-break/>(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55506248"/>--log<text:alphabetical-index-mark-end text:id="IMark5550624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55516008"/>--log-file<text:alphabetical-index-mark-end text:id="IMark5551600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54759432"/>--log-post-command<text:alphabetical-index-mark-end text:id="IMark5475943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55516008"/>--config<text:alphabetical-index-mark-end text:id="IMark55516008"/>=&lt;file name&gt;</text:p>
      <text:p text:style-name="Option_20_Start">Read configuration from the specified file.</text:p>
      <text:p text:style-name="Option_20_title"><text:alphabetical-index-mark-start text:id="IMark55516008"/>--tmp-directory<text:alphabetical-index-mark-end text:id="IMark55516008"/>=&lt;path&gt;</text:p>
      <text:p text:style-name="Option_20_Start">Use the specified directory for temporary files.</text:p>
      <text:p text:style-name="Option_20_title"><text:soft-page-break/><text:alphabetical-index-mark-start text:id="IMark55516008"/>--max-tmp-size<text:alphabetical-index-mark-end text:id="IMark55516008"/>=&lt;size&gt;</text:p>
      <text:p text:style-name="P62">Use max. specified size for temporary files. If the space is occupied pause creating new files.</text:p>
      <text:p text:style-name="Option_20_title"><text:alphabetical-index-mark-start text:id="IMark55516008"/>--pid-file<text:alphabetical-index-mark-end text:id="IMark5551600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55516008"/>--group<text:alphabetical-index-mark-end text:id="IMark55516008"/>, <text:alphabetical-index-mark-start text:id="IMark55053176"/>-g<text:alphabetical-index-mark-end text:id="IMark55053176"/></text:p>
      <text:p text:style-name="Option_20_Start">Group files when listing archive content. </text:p>
      <text:p text:style-name="Option_20_title"><text:alphabetical-index-mark-start text:id="IMark55516008"/>--all<text:alphabetical-index-mark-end text:id="IMark55516008"/></text:p>
      <text:p text:style-name="Option_20_Start">Show all files, not only the newest version of a file when listing archive content.</text:p>
      <text:p text:style-name="Option_20_title"><text:alphabetical-index-mark-start text:id="IMark55516008"/>--long-format<text:alphabetical-index-mark-end text:id="IMark55516008"/>, <text:alphabetical-index-mark-start text:id="IMark55053000"/>-L<text:alphabetical-index-mark-end text:id="IMark55053000"/></text:p>
      <text:p text:style-name="Option_20_Start">Use long output format when listing archive content.</text:p>
      <text:p text:style-name="Option_20_title"><text:alphabetical-index-mark-start text:id="IMark55516008"/>--human-format<text:alphabetical-index-mark-end text:id="IMark55516008"/>, <text:alphabetical-index-mark-start text:id="IMark55053000"/>-H<text:alphabetical-index-mark-end text:id="IMark55053000"/></text:p>
      <text:p text:style-name="Option_20_Start">Print sizes in human readable format (number and unit) instead of bytes.</text:p>
      <text:p text:style-name="Option_20_title"><text:alphabetical-index-mark-start text:id="IMark55516008"/>--numeric-uid-gid<text:alphabetical-index-mark-end text:id="IMark55516008"/></text:p>
      <text:p text:style-name="Option_20_Start">Print user/group ids as numbers instead resolved names.</text:p>
      <text:p text:style-name="Option_20_title"><text:alphabetical-index-mark-start text:id="IMark55516008"/>--numeric-permission<text:alphabetical-index-mark-end text:id="IMark55516008"/></text:p>
      <text:p text:style-name="Option_20_Start">Print file/directory permissions as octal numbers instead of permission text flags.</text:p>
      <text:p text:style-name="Option_20_title"><text:alphabetical-index-mark-start text:id="IMark55516008"/>--no-header-footer<text:alphabetical-index-mark-end text:id="IMark55516008"/></text:p>
      <text:p text:style-name="Option_20_Start">Suppress output of header/footer when listing archive content.</text:p>
      <text:p text:style-name="Option_20_title"><text:alphabetical-index-mark-start text:id="IMark55516008"/>--delete-old-archive-files<text:alphabetical-index-mark-end text:id="IMark55516008"/></text:p>
      <text:p text:style-name="Option_20_Start">Delete all old archive files after creating new archive files.</text:p>
      <text:p text:style-name="Option_20_title"><text:alphabetical-index-mark-start text:id="IMark55516008"/>--ignore-no-backup-file<text:alphabetical-index-mark-end text:id="IMark55516008"/></text:p>
      <text:p text:style-name="Option_20_Start">Ignore <text:span text:style-name="Filename">.nobackup</text:span>/<text:span text:style-name="Filename">.NOBACKUP</text:span> file and store directories containing this file, too.</text:p>
      <text:p text:style-name="Option_20_title"><text:alphabetical-index-mark-start text:id="IMark55516008"/>--ignore-no-dump<text:alphabetical-index-mark-end text:id="IMark5551600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55516008"/>--skip-unreadable <text:alphabetical-index-mark-end text:id="IMark55516008"/></text:p>
      <text:p text:style-name="Option_20_Start">Skip unreadable files instead of reporting an error.</text:p>
      <text:p text:style-name="Option_20_title"><text:alphabetical-index-mark-start text:id="IMark55516008"/>--force-delta-compression<text:alphabetical-index-mark-end text:id="IMark55516008"/></text:p>
      <text:p text:style-name="Option_20_Start">Enable forced delta compression. If no delta compression can be used an error is reported instead of a warning only.</text:p>
      <text:p text:style-name="Option_20_title"><text:soft-page-break/><text:alphabetical-index-mark-start text:id="IMark55516008"/>--raw-images<text:alphabetical-index-mark-end text:id="IMark5551600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36122040"/>--no-fragments-check<text:alphabetical-index-mark-end text:id="IMark36122040"/></text:p>
      <text:p text:style-name="Option_20_Start">Do not check if a fragmented file is complete.</text:p>
      <text:p text:style-name="Option_20_title"><text:alphabetical-index-mark-start text:id="IMark38312952"/>--archive-file-mode<text:alphabetical-index-mark-end text:id="IMark3831295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55053000"/>--overwrite-archive-files<text:alphabetical-index-mark-end text:id="IMark55053000"/>, <text:alphabetical-index-mark-start text:id="IMark38312952"/>-o<text:alphabetical-index-mark-end text:id="IMark38312952"/></text:p>
      <text:p text:style-name="P66">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38312952"/>--overwrite-files<text:alphabetical-index-mark-end text:id="IMark38312952"/></text:p>
      <text:p text:style-name="Option_20_Start">Overwrite existing files when restoring files instead of reporting an error.</text:p>
      <text:p text:style-name="Option_20_title"><text:alphabetical-index-mark-start text:id="IMark55664920"/>--wait-first-volume<text:alphabetical-index-mark-end text:id="IMark5566492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36970952"/>--dry-run<text:alphabetical-index-mark-end text:id="IMark3697095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36970952"/>--no-storage<text:alphabetical-index-mark-end text:id="IMark3697095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36970952"/>--no-bar-on-medium<text:alphabetical-index-mark-end text:id="IMark3697095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54560776"/>--no-default-config<text:alphabetical-index-mark-end text:id="IMark54560776"/></text:p>
      <text:p text:style-name="Option_20_Start">Do not read personal configuration file <text:span text:style-name="Filename"><text:span text:style-name="T11">~/.bar/bar.cfg</text:span></text:span><text:span text:style-name="T1">.</text:span></text:p>
      <text:p text:style-name="Option_20_title"><text:alphabetical-index-mark-start text:id="IMark36970760"/><text:span text:style-name="T1">--volume-size</text:span><text:alphabetical-index-mark-end text:id="IMark36970760"/><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36970952"/>--ecc<text:alphabetical-index-mark-end text:id="IMark36970952"/></text:p>
      <text:p text:style-name="Option_20_Start">Enable generation of error correction codes when creating CD/DVD/BD or device images. For CDs/DVDs/BDs the external tool <text:span text:style-name="T1">dvdisaster</text:span><text:span text:style-name="T5"> is required.</text:span></text:p>
      <text:p text:style-name="P33"><text:alphabetical-index-mark-start text:id="IMark36970952"/>--always-create-image<text:alphabetical-index-mark-end text:id="IMark36970952"/></text:p>
      <text:p text:style-name="Option_20_Start">Enable always generate an image file for CDs/DVDs/BDs or devices. Usually image files are only generated when error correction codes should be added.</text:p>
      <text:p text:style-name="P35"><text:alphabetical-index-mark-start text:id="IMark36970952"/>--blank<text:alphabetical-index-mark-end text:id="IMark36970952"/></text:p>
      <text:p text:style-name="Option_20_Start">Blank CD/DVD/BD medium before writing.</text:p>
      <text:p text:style-name="Option_20_title"><text:alphabetical-index-mark-start text:id="IMark36970952"/><text:alphabetical-index-mark-start text:id="IMark36122200"/>--quiet<text:alphabetical-index-mark-end text:id="IMark36122200"/><text:alphabetical-index-mark-end text:id="IMark36970952"/></text:p>
      <text:p text:style-name="Option_20_Start">Be quiet and suppress any output.</text:p>
      <text:p text:style-name="Option_20_title"><text:alphabetical-index-mark-start text:id="IMark36970952"/>--verbose<text:alphabetical-index-mark-end text:id="IMark36970952"/>=&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68">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alphabetical-index-mark-start text:id="IMark55515752"/>--version<text:alphabetical-index-mark-end text:id="IMark55515752"/></text:p>
      <text:p text:style-name="Option_20_Start">Output version of <text:span text:style-name="Name">BAR</text:span>.</text:p>
      <text:p text:style-name="Option_20_title"><text:alphabetical-index-mark-start text:id="IMark55515752"/>--help<text:alphabetical-index-mark-end text:id="IMark55515752"/>, <text:alphabetical-index-mark-start text:id="IMark53932088"/>-h<text:alphabetical-index-mark-end text:id="IMark53932088"/></text:p>
      <text:p text:style-name="Option_20_Start">Output help to options.</text:p>
      <text:p text:style-name="Option_20_title"><text:alphabetical-index-mark-start text:id="IMark43135480"/>--xhelp<text:alphabetical-index-mark-end text:id="IMark43135480"/></text:p>
      <text:p text:style-name="Option_20_Start">Output help to extended options.</text:p>
      <text:p text:style-name="Option_20_title"><text:alphabetical-index-mark-start text:id="IMark43135480"/>--help-internal<text:alphabetical-index-mark-end text:id="IMark43135480"/></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43135480"/>archive-name<text:alphabetical-index-mark-end text:id="IMark43135480"/>=&lt;name&gt;</text:p>
      <text:p text:style-name="Option_20_Start">Specify the archive name. Usually this configuration entry is only found in job files.</text:p>
      <text:p text:style-name="Option_20_title"><text:alphabetical-index-mark-start text:id="IMark54040328"/>archive-type<text:alphabetical-index-mark-end text:id="IMark54040328"/>=normal|full|incremental|differential</text:p>
      <text:p text:style-name="Option_20_Start">Specify the archive type to create. Usually this configuration entry is only found in job files.</text:p>
      <text:p text:style-name="Option_20_title"><text:alphabetical-index-mark-start text:id="IMark55515752"/>crypt-password-mode<text:alphabetical-index-mark-end text:id="IMark55515752"/>=default|ask|config</text:p>
      <text:p text:style-name="Option_20_Start">Specify the password mode. Usually this configuration entry is only found in job files.</text:p>
      <text:p text:style-name="Option_20_title"><text:alphabetical-index-mark-start text:id="IMark54040328"/>include-file<text:alphabetical-index-mark-end text:id="IMark54040328"/>=&lt;pattern&gt;</text:p>
      <text:p text:style-name="Option_20_Start">Include matching entries into the created archive.</text:p>
      <text:p text:style-name="Option_20_title"><text:bookmark-start text:name="__DdeLink__12524_1674148630"/><text:alphabetical-index-mark-start text:id="IMark55515752"/>include-file-command<text:alphabetical-index-mark-end text:id="IMark5551575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43135480"/>include-image<text:alphabetical-index-mark-end text:id="IMark43135480"/>=&lt;pattern&gt;</text:p>
      <text:p text:style-name="Option_20_Start">Include matching devices as disk images into the created archive.</text:p>
      <text:p text:style-name="Option_20_title"><text:soft-page-break/><text:alphabetical-index-mark-start text:id="IMark55515752"/>include-image-command<text:alphabetical-index-mark-end text:id="IMark5551575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55515752"/>exclude<text:alphabetical-index-mark-end text:id="IMark5551575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55706792"/>exclude-command<text:alphabetical-index-mark-end text:id="IMark5570679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text:soft-page-break/>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text:soft-page-break/>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23927092821189" text:continue-list="list3368732502264546624" text:style-name="L9">
        <text:list-item>
          <text:p text:style-name="P80">month names: Jan, Feb, Mar, Apr, May, Jun, Jul, Aug, Sept, Oct, Nov, Dec</text:p>
        </text:list-item>
        <text:list-item>
          <text:p text:style-name="P80">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text:soft-page-break/>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69">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50">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55715080"/><text:alphabetical-index-mark-start text:id="IMark37863624"/>--port<text:alphabetical-index-mark-end text:id="IMark37863624"/><text:alphabetical-index-mark-end text:id="IMark55715080"/>=&lt;n&gt;, <text:alphabetical-index-mark-start text:id="IMark55704408"/><text:alphabetical-index-mark-start text:id="IMark53907592"/>-p<text:alphabetical-index-mark-end text:id="IMark53907592"/><text:alphabetical-index-mark-end text:id="IMark55704408"/>=&lt;n&gt;<text:note text:id="ftn20" text:note-class="footnote"><text:note-citation>20</text:note-citation><text:note-body><text:p text:style-name="P43">A SSL encrypted connection may also be established on the plain server port.</text:p></text:note-body></text:note></text:p>
      <text:p text:style-name="Option_20_Start">Server port. Default is:: 38523.</text:p>
      <text:p text:style-name="Option_20_title"><text:alphabetical-index-mark-start text:id="IMark55704408"/><text:alphabetical-index-mark-start text:id="IMark55715080"/>--tls-port<text:alphabetical-index-mark-end text:id="IMark55715080"/><text:alphabetical-index-mark-end text:id="IMark55704408"/>=&lt;n&gt;</text:p>
      <text:p text:style-name="Option_20_Start">TLS server port. Default is: 38524.</text:p>
      <text:p text:style-name="Option_20_title"><text:soft-page-break/><text:alphabetical-index-mark-start text:id="IMark55715080"/>--password<text:alphabetical-index-mark-end text:id="IMark5571508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54891704"/>--login-dialog<text:alphabetical-index-mark-end text:id="IMark54891704"/></text:p>
      <text:p text:style-name="Option_20_Start">Force to open the login dialog.</text:p>
      <text:p text:style-name="Option_20_title"><text:alphabetical-index-mark-start text:id="IMark37879112"/><text:alphabetical-index-mark-start text:id="IMark54891704"/>--key-file<text:alphabetical-index-mark-end text:id="IMark54891704"/><text:alphabetical-index-mark-end text:id="IMark37879112"/>=&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37863624"/><text:span text:style-name="Filename"><text:span text:style-name="T5">--</text:span></text:span><text:span text:style-name="Filename"><text:span text:style-name="T10">force-ssl</text:span></text:span><text:alphabetical-index-mark-end text:id="IMark37863624"/></text:p>
      <text:p text:style-name="Option_20_Start"><text:span text:style-name="Filename"><text:span text:style-name="T66">Force SSL connection</text:span></text:span></text:p>
      <text:p text:style-name="Option_20_title"><text:alphabetical-index-mark-start text:id="IMark55715080"/>--select-job<text:alphabetical-index-mark-end text:id="IMark55715080"/>=&lt;name&gt;</text:p>
      <text:p text:style-name="Option_20_Start">Select a job in the status tab.</text:p>
      <text:p text:style-name="Option_20_title"><text:alphabetical-index-mark-start text:id="IMark55716024"/><text:alphabetical-index-mark-start text:id="IMark37863624"/>--job<text:alphabetical-index-mark-end text:id="IMark37863624"/><text:alphabetical-index-mark-end text:id="IMark55716024"/>=&lt;name&gt;, <text:alphabetical-index-mark-start text:id="IMark37905608"/><text:alphabetical-index-mark-start text:id="IMark37875320"/>-j<text:alphabetical-index-mark-end text:id="IMark37875320"/><text:alphabetical-index-mark-end text:id="IMark37905608"/>=&lt;name&gt;</text:p>
      <text:p text:style-name="P63">Start execution of job &lt;name&gt; and terminate <text:span text:style-name="Command"><text:span text:style-name="T26">BARC</text:span></text:span><text:span text:style-name="Command">ontrol</text:span>.</text:p>
      <text:p text:style-name="Option_20_title"><text:alphabetical-index-mark-start text:id="IMark55704248"/>--archive-type<text:alphabetical-index-mark-end text:id="IMark55704248"/>=&lt;mode&gt;</text:p>
      <text:p text:style-name="Option_20_Start">Set job mode: normal, full, incremental, differential. Default is: normal.</text:p>
      <text:p text:style-name="Option_20_title"><text:alphabetical-index-mark-start text:id="IMark55716024"/><text:alphabetical-index-mark-start text:id="IMark37878360"/>--abort<text:alphabetical-index-mark-end text:id="IMark37878360"/><text:alphabetical-index-mark-end text:id="IMark55716024"/>=&lt;name&gt;</text:p>
      <text:p text:style-name="P63">Abort execution of job &lt;name&gt; and terminate <text:span text:style-name="Command"><text:span text:style-name="T26">BARC</text:span></text:span><text:span text:style-name="Command">ontrol</text:span>.</text:p>
      <text:p text:style-name="Option_20_title"><text:alphabetical-index-mark-start text:id="IMark55716024"/>--pause<text:alphabetical-index-mark-end text:id="IMark55716024"/>=&lt;n&gt;, <text:alphabetical-index-mark-start text:id="IMark37878152"/>-t<text:alphabetical-index-mark-end text:id="IMark37878152"/>=&lt;n&gt;</text:p>
      <text:p text:style-name="P63">Pause job execution for &lt;n&gt; seconds and terminate <text:span text:style-name="Command"><text:span text:style-name="T26">BARC</text:span></text:span><text:span text:style-name="Command">ontrol</text:span>.</text:p>
      <text:p text:style-name="Option_20_title"><text:alphabetical-index-mark-start text:id="IMark55674632"/>--ping<text:alphabetical-index-mark-end text:id="IMark55674632"/>, <text:alphabetical-index-mark-start text:id="IMark55716024"/>-i<text:alphabetical-index-mark-end text:id="IMark55716024"/></text:p>
      <text:p text:style-name="P63">Check connection to server and terminate <text:span text:style-name="Command"><text:span text:style-name="T26">BARC</text:span></text:span><text:span text:style-name="Command">ontrol</text:span>.</text:p>
      <text:p text:style-name="Option_20_title"><text:alphabetical-index-mark-start text:id="IMark55716024"/>--suspend<text:alphabetical-index-mark-end text:id="IMark55716024"/>, <text:alphabetical-index-mark-start text:id="IMark53907432"/>-s<text:alphabetical-index-mark-end text:id="IMark53907432"/></text:p>
      <text:p text:style-name="P63">Suspend job execution and terminate <text:span text:style-name="Command"><text:span text:style-name="T26">BARC</text:span></text:span><text:span text:style-name="Command">ontrol</text:span>.</text:p>
      <text:p text:style-name="Option_20_title"><text:alphabetical-index-mark-start text:id="IMark55716024"/>--continue<text:alphabetical-index-mark-end text:id="IMark55716024"/>, <text:alphabetical-index-mark-start text:id="IMark38316936"/>-c<text:alphabetical-index-mark-end text:id="IMark38316936"/></text:p>
      <text:p text:style-name="P63">Continue job execution and terminate <text:span text:style-name="Command"><text:span text:style-name="T26">BARC</text:span></text:span><text:span text:style-name="Command">ontrol</text:span>.</text:p>
      <text:p text:style-name="Option_20_title"><text:alphabetical-index-mark-start text:id="IMark55716024"/>--list<text:alphabetical-index-mark-end text:id="IMark55716024"/>, <text:alphabetical-index-mark-start text:id="IMark55715080"/>-l<text:alphabetical-index-mark-end text:id="IMark55715080"/></text:p>
      <text:p text:style-name="P63">List jobs and terminate <text:span text:style-name="Command"><text:span text:style-name="T26">BARC</text:span></text:span><text:span text:style-name="Command">ontrol</text:span>.</text:p>
      <text:p text:style-name="P34"><text:alphabetical-index-mark-start text:id="IMark55716024"/>--index-database-add<text:alphabetical-index-mark-end text:id="IMark55716024"/>=<text:span text:style-name="T27">&lt;pattern&gt;</text:span></text:p>
      <text:p text:style-name="P64">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34"><text:alphabetical-index-mark-start text:id="IMark55716024"/>--index-database-remove<text:alphabetical-index-mark-end text:id="IMark55716024"/>=<text:span text:style-name="T27">&lt;pattern&gt;</text:span></text:p>
      <text:p text:style-name="P64">Remove storage archive from <text:span text:style-name="T27">the </text:span>index database and terminate <text:span text:style-name="Command"><text:span text:style-name="T26">BARC</text:span></text:span><text:span text:style-name="Command">ontrol</text:span>.</text:p>
      <text:p text:style-name="P34"><text:soft-page-break/><text:alphabetical-index-mark-start text:id="IMark53907432"/>--<text:span text:style-name="T27">index-database-refresh</text:span><text:alphabetical-index-mark-end text:id="IMark53907432"/><text:span text:style-name="T27">=&lt;pattern&gt;</text:span></text:p>
      <text:p text:style-name="P65">Refresh storage archives in the index database and terminate <text:span text:style-name="Command"><text:span text:style-name="T26">BARC</text:span></text:span><text:span text:style-name="Command">ontrol</text:span>.</text:p>
      <text:p text:style-name="P34"><text:alphabetical-index-mark-start text:id="IMark55674632"/>--<text:span text:style-name="T66">index-database-entities-list</text:span><text:alphabetical-index-mark-end text:id="IMark55674632"/><text:span text:style-name="T66">=&lt;name&gt;, </text:span><text:alphabetical-index-mark-start text:id="IMark55716024"/><text:span text:style-name="T66">-n</text:span><text:alphabetical-index-mark-end text:id="IMark55716024"/><text:span text:style-name="T66">=&lt;name&gt;</text:span></text:p>
      <text:p text:style-name="P67">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34"><text:alphabetical-index-mark-start text:id="IMark53907432"/>--index-database-storage<text:span text:style-name="T66">s</text:span>-list<text:alphabetical-index-mark-end text:id="IMark53907432"/>=&lt;<text:span text:style-name="T27">name</text:span>&gt;, <text:alphabetical-index-mark-start text:id="IMark55715080"/>-<text:span text:style-name="T27">a</text:span><text:alphabetical-index-mark-end text:id="IMark55715080"/><text:span text:style-name="T27">=&lt;names&gt;</text:span></text:p>
      <text:p text:style-name="P64">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34"><text:alphabetical-index-mark-start text:id="IMark55716024"/>--index-database-entries-list<text:alphabetical-index-mark-end text:id="IMark55716024"/>=&lt;pattern&gt;, <text:alphabetical-index-mark-start text:id="IMark55703160"/>-<text:span text:style-name="T27">e</text:span><text:alphabetical-index-mark-end text:id="IMark55703160"/><text:span text:style-name="T27">=&lt;name&gt;</text:span></text:p>
      <text:p text:style-name="P64">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55688616"/>--restore<text:alphabetical-index-mark-end text:id="IMark55688616"/>=&lt;name&gt;</text:p>
      <text:p text:style-name="Option_20_Start">Restore storage with name &lt;name&gt;</text:p>
      <text:p text:style-name="Option_20_title"><text:alphabetical-index-mark-start text:id="IMark53907432"/>--destination<text:alphabetical-index-mark-end text:id="IMark53907432"/>=&lt;directory&gt;</text:p>
      <text:p text:style-name="Option_20_Start">Selected destination directory for restore.</text:p>
      <text:p text:style-name="Option_20_title"><text:alphabetical-index-mark-start text:id="IMark55703160"/>--overwrite-entries<text:alphabetical-index-mark-end text:id="IMark55703160"/></text:p>
      <text:p text:style-name="Option_20_Start">Enable overwrite existing entries on restore.</text:p>
      <text:p text:style-name="Option_20_title"><text:alphabetical-index-mark-start text:id="IMark55703160"/>--version<text:alphabetical-index-mark-end text:id="IMark55703160"/></text:p>
      <text:p text:style-name="P63">Output version of <text:span text:style-name="Command"><text:span text:style-name="T26">BARC</text:span></text:span><text:span text:style-name="Command">ontrol</text:span>.</text:p>
      <text:p text:style-name="Option_20_title"><text:alphabetical-index-mark-start text:id="IMark55674632"/>--help<text:alphabetical-index-mark-end text:id="IMark55674632"/>, <text:alphabetical-index-mark-start text:id="IMark55688616"/>-h<text:alphabetical-index-mark-end text:id="IMark5568861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50"><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55688616"/>pause-create<text:alphabetical-index-mark-end text:id="IMark55688616"/>=yes|no</text:p>
      <text:p text:style-name="Configuration">Pause creating new archive files when pause-button is pressed.</text:p>
      <text:p text:style-name="Configuration_20_title"><text:alphabetical-index-mark-start text:id="IMark55688616"/>pause-storage<text:alphabetical-index-mark-end text:id="IMark55688616"/>=yes|no</text:p>
      <text:p text:style-name="Configuration">Pause storage of archive files when pause-button is pressed.</text:p>
      <text:p text:style-name="Configuration_20_title"><text:alphabetical-index-mark-start text:id="IMark55688616"/>pause-restore<text:alphabetical-index-mark-end text:id="IMark55688616"/>=yes|no</text:p>
      <text:p text:style-name="Configuration">Pause restoring archive files when pause-button is pressed.</text:p>
      <text:p text:style-name="Configuration_20_title"><text:alphabetical-index-mark-start text:id="IMark55688616"/>pause-index-database-update<text:alphabetical-index-mark-end text:id="IMark55688616"/>=yes|no</text:p>
      <text:p text:style-name="Configuration">Pause automatic update index database when pause-button is pressed.</text:p>
      <text:p text:style-name="Configuration_20_title"><text:alphabetical-index-mark-start text:id="IMark55688616"/>server<text:alphabetical-index-mark-end text:id="IMark55688616"/>=&lt;name&gt;</text:p>
      <text:p text:style-name="Configuration">Name of computer running a <text:span text:style-name="Name">BAR</text:span> server daemon.</text:p>
      <text:p text:style-name="Configuration_20_title"><text:soft-page-break/><text:alphabetical-index-mark-start text:id="IMark55688616"/>server-password<text:alphabetical-index-mark-end text:id="IMark55688616"/>=&lt;password&gt;</text:p>
      <text:p text:style-name="Configuration"><text:span text:style-name="Name">BAR</text:span> server daemon password.</text:p>
      <text:p text:style-name="Configuration_20_title"><text:alphabetical-index-mark-start text:id="IMark55688616"/>server-port<text:alphabetical-index-mark-end text:id="IMark55688616"/>=&lt;n&gt;</text:p>
      <text:p text:style-name="Configuration"><text:span text:style-name="Name">BAR</text:span> server port number for plain network connections.</text:p>
      <text:p text:style-name="Configuration_20_title"><text:alphabetical-index-mark-start text:id="IMark55677256"/>server-tls-port<text:alphabetical-index-mark-end text:id="IMark55677256"/>=&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55690520"/><text:span text:style-name="T1">chunks</text:span><text:alphabetical-index-mark-end text:id="IMark55690520"/><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13"/>
      <text:p text:style-name="Text_20_body_20_Start">A single chunk have the structure:</text:p>
      <text:list xml:id="list3405018416989892948" text:style-name="L10">
        <text:list-item>
          <text:p text:style-name="P110">id (4 characters)</text:p>
        </text:list-item>
      </text:list>
      <text:list xml:id="list123926267240331" text:continue-list="list123927196131668" text:style-name="List_20_1">
        <text:list-item>
          <text:p text:style-name="List_20_1">size (uint64)</text:p>
        </text:list-item>
      </text:list>
      <text:list xml:id="list123926809534674" text:continue-list="list3405018416989892948" text:style-name="L10">
        <text:list-item>
          <text:p text:style-name="P11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P12">xgettext</text:p>
          </table:table-cell>
          <table:table-cell table:style-name="Packages.A2" office:value-type="string">
            <text:p text:style-name="P7">mandatory</text:p>
          </table:table-cell>
          <table:table-cell table:style-name="Packages.C2" office:value-type="string">
            <text:p text:style-name="P12">translation tool</text:p>
          </table:table-cell>
        </table:table-row>
        <table:table-row>
          <table:table-cell table:style-name="Packages.A2" office:value-type="string">
            <text:p text:style-name="P12">tclsh</text:p>
          </table:table-cell>
          <table:table-cell table:style-name="Packages.A2" office:value-type="string">
            <text:p text:style-name="P7">mandatory</text:p>
          </table:table-cell>
          <table:table-cell table:style-name="Packages.C2" office:value-type="string">
            <text:p text:style-name="P12">tcl shell</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3"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ext:soft-page-break/>
        <table:table-row>
          <table:table-cell table:style-name="Packages.A2" office:value-type="string">
            <text:p text:style-name="Table_20_Contents">libcurl<text:span text:style-name="Footnote_20_anchor"><text:note-ref text:note-class="footnote" text:reference-format="text" text:ref-name="ftn23">23</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4" text:note-class="footnote"><text:note-citation>24</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P9">tool to pack <text:span text:style-name="Command"><text:span text:style-name="T26">BARC</text:span></text:span><text:span text:style-name="Command">ontrol</text:span> into a single-binary (only needed when a single-binary exe-file should be created on Windows)<text:note text:id="ftn25"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ext:soft-page-break/>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0">test10</text:p>
          </table:table-cell>
          <table:table-cell table:style-name="Tests.B2" office:value-type="string">
            <text:p text:style-name="P10">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text:soft-page-break/>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968556657658976248"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23926299819642"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23926119714805" text:continue-list="list123927235600270"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23926198631739"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text:soft-page-break/>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23927519981198"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23925789360445"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123926661092689" text:continue-numbering="true" text:style-name="Numbering_20_5">
        <text:list-item>
          <text:p text:style-name="Question">I cannot establish a TLS/SSL connection with BARControl.</text:p>
        </text:list-item>
      </text:list>
      <text:p text:style-name="P48">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23926970195965"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23926982784265"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23926276910391"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23926178888132"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23927038574029"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23927669046229"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text:soft-page-break/>format is that it should be more robust when there is an read-error.</text:p>
      <text:list xml:id="list123926173698130"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6</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123926953265914"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123926119541786"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23927732212221"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23926639264053"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23927340501304"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text:soft-page-break/>network connection data stream while the asymmetric encryption keys are used to encrypt the archive file content.</text:p>
      <text:list xml:id="list123925798390967"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23926217343141"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23927148948749"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23925974840789"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23926793112690"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23927347880926" text:continue-numbering="true" text:style-name="Numbering_20_5">
        <text:list-item>
          <text:p text:style-name="Question"><text:soft-page-break/>Can I store BAR archives on a Samba<text:note text:id="ftn28"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23927785202394" text:continue-numbering="true" text:style-name="Numbering_20_5">
        <text:list-item>
          <text:p text:style-name="Question">BARControl does not start on my system. I get the error “No more handles [gtk_init_check() failed]”. What is wrong?</text:p>
        </text:list-item>
      </text:list>
      <text:p text:style-name="P48">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23927440267627"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8">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123927730299487" text:continue-numbering="true" text:style-name="Numbering_20_5">
        <text:list-item>
          <text:p text:style-name="Question">Can I automate the login with BARControl?</text:p>
        </text:list-item>
      </text:list>
      <text:p text:style-name="P48">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23927236247071" text:continue-numbering="true" text:style-name="Numbering_20_5">
        <text:list-item>
          <text:p text:style-name="Question">BAR server is running with the Linux root account on my system. Is it required that BARControl is also running as root?</text:p>
        </text:list-item>
      </text:list>
      <text:p text:style-name="P48">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23926732658422"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8">When <text:span text:style-name="Name">BAR</text:span> (in daemon mode) is requested by <text:span text:style-name="Command"><text:span text:style-name="T26">BARC</text:span></text:span><text:span text:style-name="Command">ontrol</text:span> to create an encrypted archive the <text:soft-page-break/>pass phrase is cached internally in <text:span text:style-name="Name">BAR</text:span><text:note text:id="ftn29"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123926155646455" text:continue-numbering="true" text:style-name="Numbering_20_5">
        <text:list-item>
          <text:p text:style-name="Question">Sometimes when I create an archive I see in the progress bars of BARControl numbers over 100%. How can this happen?</text:p>
        </text:list-item>
      </text:list>
      <text:p text:style-name="P48">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23926204017242"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23927290596448"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23926531381779"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23926657810343" text:continue-numbering="true" text:style-name="Numbering_20_5">
        <text:list-item>
          <text:p text:style-name="Question"><text:span text:style-name="Command">Is the graphical front end available as a separated package?</text:span></text:p>
        </text:list-item>
      </text:list>
      <text:p text:style-name="P48">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123926917394868"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23926575938654"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23927573282081"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23925994698489" text:continue-numbering="true" text:style-name="Numbering_20_5">
        <text:list-item>
          <text:p text:style-name="P121">A full backup is expired and was purged. Is it useful to keep the following incremental backups?</text:p>
        </text:list-item>
      </text:list>
      <text:p text:style-name="P49">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49">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734894788153983287" text:style-name="L11">
        <text:list-item>
          <text:p text:style-name="P111">version number of <text:span text:style-name="Name">BAR</text:span></text:p>
        </text:list-item>
      </text:list>
      <text:list xml:id="list123927813009702" text:continue-list="list123926267240331"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23925956362282" text:continue-list="list734894788153983287" text:style-name="L11">
        <text:list-item>
          <text:p text:style-name="P119">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1" text:note-class="footnote"><text:note-citation>31</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5">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23926429755721" text:continue-list="list123927813009702"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23926957677312"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50"><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123927878739788"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83"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6"/>
      <text:p text:style-name="P24"/>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74">--abort<text:tab/>64</text:p>
          <text:p text:style-name="P74">--all<text:tab/>56</text:p>
          <text:p text:style-name="P74">--always-create-image<text:tab/>58</text:p>
          <text:p text:style-name="P74">--archive-file-mode<text:tab/>57</text:p>
          <text:p text:style-name="P74">--archive-part-size<text:tab/>46</text:p>
          <text:p text:style-name="P74">--archive-type<text:tab/>64</text:p>
          <text:p text:style-name="P74">--bd-blank-command<text:tab/>50</text:p>
          <text:p text:style-name="P74">--bd-device<text:tab/>48</text:p>
          <text:p text:style-name="P74">--bd-ecc-command<text:tab/>50</text:p>
          <text:p text:style-name="P74">--bd-ecc-post-command<text:tab/>50</text:p>
          <text:p text:style-name="P74">--bd-ecc-pre-command<text:tab/>50</text:p>
          <text:p text:style-name="P74">--bd-image-command<text:tab/>49</text:p>
          <text:p text:style-name="P74">--bd-image-post-command<text:tab/>49</text:p>
          <text:p text:style-name="P74">--bd-image-pre-command<text:tab/>49</text:p>
          <text:p text:style-name="P74">--bd-load-volume-command<text:tab/>49</text:p>
          <text:p text:style-name="P74">--bd-request-volume-command<text:tab/>49</text:p>
          <text:p text:style-name="P74">--bd-unload-volume-command<text:tab/>49</text:p>
          <text:p text:style-name="P74">--bd-volume-size<text:tab/>49</text:p>
          <text:p text:style-name="P74">--bd-write-command<text:tab/>50</text:p>
          <text:p text:style-name="P74">--bd-write-image-command<text:tab/>50</text:p>
          <text:p text:style-name="P74">--bd-write-post-command<text:tab/>50</text:p>
          <text:p text:style-name="P74">--bd-write-pre-command<text:tab/>50</text:p>
          <text:p text:style-name="P74">--blank<text:tab/>58</text:p>
          <text:p text:style-name="P74">--cd-device<text:tab/>48</text:p>
          <text:p text:style-name="P74">--cd-ecc-command<text:tab/>50</text:p>
          <text:p text:style-name="P74">--cd-ecc-post-command<text:tab/>50</text:p>
          <text:p text:style-name="P74">--cd-ecc-pre-command<text:tab/>50</text:p>
          <text:p text:style-name="P74">--cd-image-command<text:tab/>49</text:p>
          <text:p text:style-name="P74">--cd-image-post-command<text:tab/>49</text:p>
          <text:p text:style-name="P74">--cd-image-pre-command<text:tab/>49</text:p>
          <text:p text:style-name="P74">--cd-load-volume-command<text:tab/>49</text:p>
          <text:p text:style-name="P74">--cd-request-volume-command<text:tab/>49</text:p>
          <text:p text:style-name="P74">--cd-unload-volume-command<text:tab/>49</text:p>
          <text:p text:style-name="P74">--cd-volume-size<text:tab/>49</text:p>
          <text:p text:style-name="P74">--cd-write-command<text:tab/>50</text:p>
          <text:p text:style-name="P74">--cd-write-image-command<text:tab/>50</text:p>
          <text:p text:style-name="P74">--cd-write-post-command<text:tab/>50</text:p>
          <text:p text:style-name="P74">--cd-write-pre-command<text:tab/>50</text:p>
          <text:p text:style-name="P74">--cd‑blank-command<text:tab/>50</text:p>
          <text:p text:style-name="P74">--compare<text:tab/>11, 39</text:p>
          <text:p text:style-name="P74">--compress-algorithm<text:tab/>13, 41</text:p>
          <text:p text:style-name="P74">--compress-exclude<text:tab/>45</text:p>
          <text:p text:style-name="P74">--compress-min-size<text:tab/>44</text:p>
          <text:p text:style-name="P74">--config<text:tab/>55</text:p>
          <text:p text:style-name="P74">--continue<text:tab/>64</text:p>
          <text:p text:style-name="P74">--continuous-database<text:tab/>54</text:p>
          <text:p text:style-name="P74">--create<text:tab/>8, 39</text:p>
          <text:p text:style-name="P74">--crypt-algorithm<text:tab/>45</text:p>
          <text:p text:style-name="P74">--crypt-password<text:tab/>46</text:p>
          <text:p text:style-name="P74">--crypt-private-key<text:tab/>46</text:p>
          <text:p text:style-name="P74">--crypt-public-key<text:tab/>46</text:p>
          <text:p text:style-name="P74">--crypt-type<text:tab/>45</text:p>
          <text:p text:style-name="P74">--daemon<text:tab/>52</text:p>
          <text:p text:style-name="P74">--delete-old-archive-files<text:tab/>56</text:p>
          <text:p text:style-name="P74">--destination<text:tab/>52, 65</text:p>
          <text:p text:style-name="P74">--device<text:tab/>50</text:p>
          <text:p text:style-name="P74">--device-blank-command<text:tab/>51</text:p>
          <text:p text:style-name="P74">--device-ecc-command<text:tab/>51</text:p>
          <text:p text:style-name="P74">--device-ecc-post-command<text:tab/>51</text:p>
          <text:p text:style-name="P74">--device-ecc-pre-command<text:tab/>51</text:p>
          <text:p text:style-name="P74">--device-image-command<text:tab/>51</text:p>
          <text:p text:style-name="P74">--device-image-post-command<text:tab/>51</text:p>
          <text:p text:style-name="P74">--device-image-pre-command<text:tab/>51</text:p>
          <text:p text:style-name="P74">--device-load-volume-command<text:tab/>50</text:p>
          <text:p text:style-name="P74">--device-request-volume-command<text:tab/>50</text:p>
          <text:p text:style-name="P74">--device-unload-volume-command<text:tab/>51</text:p>
          <text:p text:style-name="P74">--device-volume-size<text:tab/>51</text:p>
          <text:p text:style-name="P74">--device-write-command<text:tab/>52</text:p>
          <text:p text:style-name="P74">--device-write-post-command<text:tab/>51</text:p>
          <text:p text:style-name="P74">--device-write-pre-command<text:tab/>51</text:p>
          <text:p text:style-name="P74">--differential<text:tab/>41</text:p>
          <text:p text:style-name="P74">--directory-strip<text:tab/>52</text:p>
          <text:p text:style-name="P74">--dry-run<text:tab/>57</text:p>
          <text:p text:style-name="P74">--dvd-blank-command<text:tab/>50</text:p>
          <text:p text:style-name="P74">--dvd-device<text:tab/>48</text:p>
          <text:p text:style-name="P74">--dvd-ecc-command<text:tab/>50</text:p>
          <text:p text:style-name="P74">--dvd-ecc-post-command<text:tab/>50</text:p>
          <text:p text:style-name="P74">--dvd-ecc-pre-command<text:tab/>50</text:p>
          <text:p text:style-name="P74">--dvd-image-command<text:tab/>49</text:p>
          <text:p text:style-name="P74">--dvd-image-post-command<text:tab/>49</text:p>
          <text:p text:style-name="P74">--dvd-image-pre-command<text:tab/>49</text:p>
          <text:p text:style-name="P74">--dvd-load-volume-command<text:tab/>49</text:p>
          <text:p text:style-name="P74">--dvd-request-volume-command<text:tab/>49</text:p>
          <text:p text:style-name="P74">--dvd-unload-volume-command<text:tab/>49</text:p>
          <text:p text:style-name="P74">--dvd-volume-size<text:tab/>49</text:p>
          <text:p text:style-name="P74">--dvd-write-command<text:tab/>50</text:p>
          <text:p text:style-name="P74">--dvd-write-image-command<text:tab/>50</text:p>
          <text:p text:style-name="P74">--dvd-write-post-command<text:tab/>50</text:p>
          <text:p text:style-name="P74">--dvd-write-pre-command<text:tab/>50</text:p>
          <text:p text:style-name="P74">--ecc<text:tab/>58</text:p>
          <text:p text:style-name="P74">--exclude<text:tab/>40</text:p>
          <text:p text:style-name="P74">--exclude-command<text:tab/>40</text:p>
          <text:p text:style-name="P74">--extract<text:tab/>11, 39</text:p>
          <text:p text:style-name="P74">--file-write-post-command<text:tab/>46</text:p>
          <text:p text:style-name="P74"><text:soft-page-break/>--file-write-pre-command<text:tab/>46</text:p>
          <text:p text:style-name="P74">--force-delta-compression<text:tab/>56</text:p>
          <text:p text:style-name="P74">--force-ssl<text:tab/>64</text:p>
          <text:p text:style-name="P74">--ftp-login-name<text:tab/>46</text:p>
          <text:p text:style-name="P74">--ftp-max-connections<text:tab/>47</text:p>
          <text:p text:style-name="P74">--ftp-max-storage-size<text:tab/>47</text:p>
          <text:p text:style-name="P74">--ftp-password<text:tab/>46</text:p>
          <text:p text:style-name="P74">--ftp-write-post-command<text:tab/>47</text:p>
          <text:p text:style-name="P74">--ftp-write-pre-command<text:tab/>47</text:p>
          <text:p text:style-name="P74">--full<text:tab/>41</text:p>
          <text:p text:style-name="P74">--generate-keys<text:tab/>39</text:p>
          <text:p text:style-name="P74">--generate-keys-bits<text:tab/>39</text:p>
          <text:p text:style-name="P74">--group<text:tab/>56</text:p>
          <text:p text:style-name="P74">--help<text:tab/>58, 65</text:p>
          <text:p text:style-name="P74">--help-internal<text:tab/>58</text:p>
          <text:p text:style-name="P74">--human-format<text:tab/>56</text:p>
          <text:p text:style-name="P74">--ignore-no-backup-file<text:tab/>56</text:p>
          <text:p text:style-name="P74">--ignore-no-dump<text:tab/>56</text:p>
          <text:p text:style-name="P74">--image<text:tab/>39</text:p>
          <text:p text:style-name="P74">--include<text:tab/>40</text:p>
          <text:p text:style-name="P74">--include-command<text:tab/>40</text:p>
          <text:p text:style-name="P74">--incremental<text:tab/>41</text:p>
          <text:p text:style-name="P74">--incremental-list-file<text:tab/>41</text:p>
          <text:p text:style-name="P74">--index-database<text:tab/>53</text:p>
          <text:p text:style-name="P74">--index-database-add<text:tab/>64</text:p>
          <text:p text:style-name="P74">--index-database-auto-update<text:tab/>53</text:p>
          <text:p text:style-name="P74">--index-database-entities-list<text:tab/>65</text:p>
          <text:p text:style-name="P74">--index-database-entries-list<text:tab/>65</text:p>
          <text:p text:style-name="P74">--index-database-keep-time<text:tab/>54</text:p>
          <text:p text:style-name="P74">--index-database-max-band-width<text:tab/>54</text:p>
          <text:p text:style-name="P74">--index-database-refresh<text:tab/>65</text:p>
          <text:p text:style-name="P74">--index-database-remove<text:tab/>64</text:p>
          <text:p text:style-name="P74">--index-database-storages-list<text:tab/>65</text:p>
          <text:p text:style-name="P74">--job<text:tab/>64</text:p>
          <text:p text:style-name="P74">--key-file<text:tab/>64</text:p>
          <text:p text:style-name="P74">--list<text:tab/>10, 39, 64</text:p>
          <text:p text:style-name="P74">--log<text:tab/>55</text:p>
          <text:p text:style-name="P74">--log-file<text:tab/>55</text:p>
          <text:p text:style-name="P74">--log-post-command<text:tab/>55</text:p>
          <text:p text:style-name="P74">--login-dialog<text:tab/>64</text:p>
          <text:p text:style-name="P74">--long-format<text:tab/>56</text:p>
          <text:p text:style-name="P74">--max-band-width<text:tab/>53</text:p>
          <text:p text:style-name="P74">--max-tmp-size<text:tab/>56</text:p>
          <text:p text:style-name="P74">--mount<text:tab/>40p.</text:p>
          <text:p text:style-name="P74">--nice-level<text:tab/>53</text:p>
          <text:p text:style-name="P74">--no-bar-on-medium<text:tab/>57</text:p>
          <text:p text:style-name="P74">--no-default-config<text:tab/>57</text:p>
          <text:p text:style-name="P74">--no-detach<text:tab/>52</text:p>
          <text:p text:style-name="P74">--no-fragments-check<text:tab/>57</text:p>
          <text:p text:style-name="P74">--no-header-footer<text:tab/>56</text:p>
          <text:p text:style-name="P74">--no-index-database<text:tab/>54</text:p>
          <text:p text:style-name="P74">--no-storage<text:tab/>57</text:p>
          <text:p text:style-name="P74">--normal<text:tab/>41</text:p>
          <text:p text:style-name="P74">--numeric-permission<text:tab/>56</text:p>
          <text:p text:style-name="P74">--numeric-uid-gid<text:tab/>56</text:p>
          <text:p text:style-name="P74">--overwrite-archive-files<text:tab/>57</text:p>
          <text:p text:style-name="P74">--overwrite-entries<text:tab/>65</text:p>
          <text:p text:style-name="P74">--overwrite-files<text:tab/>57</text:p>
          <text:p text:style-name="P74">--owner<text:tab/>52</text:p>
          <text:p text:style-name="P74">--password<text:tab/>64</text:p>
          <text:p text:style-name="P74">--pause<text:tab/>64</text:p>
          <text:p text:style-name="P74">--pid-file<text:tab/>56</text:p>
          <text:p text:style-name="P74">--ping<text:tab/>64</text:p>
          <text:p text:style-name="P74">--port<text:tab/>63</text:p>
          <text:p text:style-name="P74">--post-command<text:tab/>40</text:p>
          <text:p text:style-name="P74">--pre-command<text:tab/>40</text:p>
          <text:p text:style-name="P74">--quiet<text:tab/>58</text:p>
          <text:p text:style-name="P74">--raw-images<text:tab/>57</text:p>
          <text:p text:style-name="P74">--remote-bar-executable<text:tab/>53</text:p>
          <text:p text:style-name="P74">--restore<text:tab/>65</text:p>
          <text:p text:style-name="P74">--scp-write-post-command<text:tab/>48</text:p>
          <text:p text:style-name="P74">--scp-write-pre-command<text:tab/>47</text:p>
          <text:p text:style-name="P74">--select-job<text:tab/>64</text:p>
          <text:p text:style-name="P74">--server-ca-file<text:tab/>52</text:p>
          <text:p text:style-name="P74">--server-cert-file<text:tab/>52</text:p>
          <text:p text:style-name="P74">--server-jobs-directory<text:tab/>53</text:p>
          <text:p text:style-name="P74">--server-key-file<text:tab/>52</text:p>
          <text:p text:style-name="P74">--server-password<text:tab/>52</text:p>
          <text:p text:style-name="P74">--server-port<text:tab/>52</text:p>
          <text:p text:style-name="P74">--server-tls-port<text:tab/>52</text:p>
          <text:p text:style-name="P74">--sftp-write-post-command<text:tab/>48</text:p>
          <text:p text:style-name="P74">--sftp-write-pre-command<text:tab/>48</text:p>
          <text:p text:style-name="P74">--skip-unreadable<text:tab/>56</text:p>
          <text:p text:style-name="P74">--ssh-login-name<text:tab/>47</text:p>
          <text:p text:style-name="P74">--ssh-max-connections<text:tab/>47</text:p>
          <text:p text:style-name="P74">--ssh-max-storage-size<text:tab/>47</text:p>
          <text:p text:style-name="P74">--ssh-password<text:tab/>47</text:p>
          <text:p text:style-name="P74">--ssh-port<text:tab/>47</text:p>
          <text:p text:style-name="P74">--ssh-private-key<text:tab/>47</text:p>
          <text:p text:style-name="P74">--ssh-public-key<text:tab/>47</text:p>
          <text:p text:style-name="P74">--suspend<text:tab/>64</text:p>
          <text:p text:style-name="P74">--test<text:tab/>11, 39</text:p>
          <text:p text:style-name="P74">--tls-port<text:tab/>63</text:p>
          <text:p text:style-name="P74">--tmp-directory<text:tab/>55</text:p>
          <text:p text:style-name="P74">--verbose<text:tab/>58</text:p>
          <text:p text:style-name="P74">--version<text:tab/>58, 65</text:p>
          <text:p text:style-name="P74">--volume-size<text:tab/>57</text:p>
          <text:p text:style-name="P74">--wait-first-volume<text:tab/>57</text:p>
          <text:p text:style-name="P74">--webdav-login<text:tab/>48</text:p>
          <text:p text:style-name="P74">--webdav-max-connections<text:tab/>48</text:p>
          <text:p text:style-name="P74"><text:soft-page-break/>--webdav-max-storage-size<text:tab/>48</text:p>
          <text:p text:style-name="P74">--webdav-password<text:tab/>48</text:p>
          <text:p text:style-name="P74">--webdav-write-post-command<text:tab/>48</text:p>
          <text:p text:style-name="P74">--webdav-write-pre-command<text:tab/>48</text:p>
          <text:p text:style-name="P74">--xhelp<text:tab/>58</text:p>
          <text:p text:style-name="P74">-!<text:tab/>40</text:p>
          <text:p text:style-name="P74">-#<text:tab/>40</text:p>
          <text:p text:style-name="P74">-a<text:tab/>65</text:p>
          <text:p text:style-name="P74">-c<text:tab/>39, 64</text:p>
          <text:p text:style-name="P74">-d<text:tab/>39</text:p>
          <text:p text:style-name="P74">-D<text:tab/>52</text:p>
          <text:p text:style-name="P74">-e<text:tab/>65</text:p>
          <text:p text:style-name="P74">-f<text:tab/>41</text:p>
          <text:p text:style-name="P74">-g<text:tab/>56</text:p>
          <text:p text:style-name="P74">-h<text:tab/>58, 65</text:p>
          <text:p text:style-name="P74">-H<text:tab/>56</text:p>
          <text:p text:style-name="P74">-i<text:tab/>41, 64</text:p>
          <text:p text:style-name="P74">-j<text:tab/>64</text:p>
          <text:p text:style-name="P74">-l<text:tab/>39, 64</text:p>
          <text:p text:style-name="P74">-L<text:tab/>56</text:p>
          <text:p text:style-name="P74">-m<text:tab/>39</text:p>
          <text:p text:style-name="P74">-n<text:tab/>65</text:p>
          <text:p text:style-name="P74">-o<text:tab/>57</text:p>
          <text:p text:style-name="P74">-p<text:tab/>52, 63</text:p>
          <text:p text:style-name="P74">-s<text:tab/>16, 46, 64</text:p>
          <text:p text:style-name="P74">-t<text:tab/>39, 64</text:p>
          <text:p text:style-name="P74">-x<text:tab/>39</text:p>
          <text:p text:style-name="P74">-y<text:tab/>45</text:p>
          <text:p text:style-name="P74">-z<text:tab/>13, 41</text:p>
          <text:p text:style-name="P76">A</text:p>
          <text:p text:style-name="P74">archive-name<text:tab/>59</text:p>
          <text:p text:style-name="P74">archive-type<text:tab/>59</text:p>
          <text:p text:style-name="P74">atime<text:tab/>9</text:p>
          <text:p text:style-name="P76">B</text:p>
          <text:p text:style-name="P74">bar-keygen<text:tab/>7</text:p>
          <text:p text:style-name="P74">basic commands<text:tab/>39</text:p>
          <text:p text:style-name="P76">C</text:p>
          <text:p text:style-name="P74">chunks<text:tab/>66</text:p>
          <text:p text:style-name="P74">compare archive<text:tab/>11</text:p>
          <text:p text:style-name="P74">compress archive<text:tab/>13</text:p>
          <text:p text:style-name="P74">compression<text:tab/>41</text:p>
          <text:p text:style-name="P74">creating archive<text:tab/>8</text:p>
          <text:p text:style-name="P74">crypt-password-mode<text:tab/>59</text:p>
          <text:p text:style-name="P76">D</text:p>
          <text:p text:style-name="P74">device configuration<text:tab/>61</text:p>
          <text:p text:style-name="P74">differential archive<text:tab/>12</text:p>
          <text:p text:style-name="P76">E</text:p>
          <text:p text:style-name="P74">encryption<text:tab/>45</text:p>
          <text:p text:style-name="P74">exclude<text:tab/>60</text:p>
          <text:p text:style-name="P74">exclude-command<text:tab/>60</text:p>
          <text:p text:style-name="P74">extract archive<text:tab/>11</text:p>
          <text:p text:style-name="P76">F</text:p>
          <text:p text:style-name="P74">file format<text:tab/>66</text:p>
          <text:p text:style-name="P74">ftp server configuration<text:tab/>60</text:p>
          <text:p text:style-name="P76">G</text:p>
          <text:p text:style-name="P74">graphical front end<text:tab/>21</text:p>
          <text:p text:style-name="P76">I</text:p>
          <text:p text:style-name="P74">include-file<text:tab/>59</text:p>
          <text:p text:style-name="P74">include-file-command<text:tab/>59</text:p>
          <text:p text:style-name="P74">include-image<text:tab/>59</text:p>
          <text:p text:style-name="P74">include-image-command<text:tab/>60</text:p>
          <text:p text:style-name="P74">include/exclude files<text:tab/>40</text:p>
          <text:p text:style-name="P74">incremental archive<text:tab/>12</text:p>
          <text:p text:style-name="P76">L</text:p>
          <text:p text:style-name="P74">list archive<text:tab/>10</text:p>
          <text:p text:style-name="P76">P</text:p>
          <text:p text:style-name="P74">pause-create<text:tab/>65</text:p>
          <text:p text:style-name="P74">pause-index-database-update<text:tab/>65</text:p>
          <text:p text:style-name="P74">pause-restore<text:tab/>65</text:p>
          <text:p text:style-name="P74">pause-storage<text:tab/>65</text:p>
          <text:p text:style-name="P76">S</text:p>
          <text:p text:style-name="P74">schedule configuration<text:tab/>62</text:p>
          <text:p text:style-name="P74">server<text:tab/>19, 52, 65</text:p>
          <text:p text:style-name="P74">server-password<text:tab/>66</text:p>
          <text:p text:style-name="P74">server-port<text:tab/>66</text:p>
          <text:p text:style-name="P74">server-tls-port<text:tab/>66</text:p>
          <text:p text:style-name="P74">split archives<text:tab/>16, 46</text:p>
          <text:p text:style-name="P74">ssh/scp/sftp server configuration<text:tab/>61</text:p>
          <text:p text:style-name="P74">store archives<text:tab/>16, 46</text:p>
          <text:p text:style-name="P76">T</text:p>
          <text:p text:style-name="P74">test archive<text:tab/>11</text:p>
          <text:p text:style-name="P76">U</text:p>
          <text:p text:style-name="P74">URI<text:tab/>16</text:p>
        </text:index-body>
      </text:alphabetical-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contextual-spacing="false"/>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style:contextual-spacing="false"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margin-top="0in" fo:margin-bottom="0.0799in" style:contextual-spacing="false"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List_20_1" style:display-name="List 1" style:family="paragraph" style:parent-style-name="List" style:list-style-name="List_20_1" style:class="list" style:master-page-name="">
      <style:paragraph-properties fo:margin-left="0.5in" fo:margin-right="0in" fo:margin-top="0in" fo:margin-bottom="0in" style:contextual-spacing="false" fo:text-indent="-0.25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contextual-spacing="false"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 style:display-name="Numbering 1" style:family="paragraph" style:parent-style-name="List" style:list-style-name="Numbering_20_5" style:class="list">
      <style:paragraph-properties fo:margin-left="0.472in" fo:margin-right="0in" fo:margin-top="0in" fo:margin-bottom="0.0835in" style:contextual-spacing="false" fo:text-indent="-0.1575in" style:auto-text-indent="false">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Option" style:family="paragraph" style:parent-style-name="Text_20_body" style:master-page-name="">
      <style:paragraph-properties fo:margin-left="0.2in" fo:margin-right="0in" fo:margin-top="0in" fo:margin-bottom="0.0799in" style:contextual-spacing="false"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margin-top="0.0799in" fo:margin-bottom="0.0799in" style:contextual-spacing="false" fo:text-indent="0in" style:auto-text-indent="false" style:page-number="auto" fo:keep-with-next="always"/>
    </style:style>
    <style:style style:name="Option_20_note" style:display-name="Option note" style:family="paragraph" style:parent-style-name="Option">
      <style:paragraph-properties fo:margin-left="0.6693in" fo:margin-right="0in" fo:margin-top="0in" fo:margin-bottom="0.0799in" style:contextual-spacing="false"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margin-top="0in" fo:margin-bottom="0in" style:contextual-spacing="false"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0.5in" fo:margin-right="0in" fo:margin-top="0in" fo:margin-bottom="0.0835in" style:contextual-spacing="false" fo:text-indent="-0.25in"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0.5in" fo:margin-right="0in" fo:margin-top="0.0835in" fo:margin-bottom="0in" style:contextual-spacing="false" fo:keep-together="auto" fo:text-indent="-0.25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style:contextual-spacing="false" fo:text-align="start" style:justify-single-word="false"/>
    </style:style>
    <style:style style:name="Command_20_End" style:display-name="Command End" style:family="paragraph" style:parent-style-name="Command_20_Start">
      <style:paragraph-properties fo:margin-top="0in" fo:margin-bottom="0.1575in"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Start" style:display-name="Numbering 1 Start" style:family="paragraph" style:parent-style-name="List" style:list-style-name="Numbering_20_5" style:class="list">
      <style:paragraph-properties fo:margin-left="0.472in" fo:margin-right="0in" fo:margin-top="0.1665in" fo:margin-bottom="0.0835in" style:contextual-spacing="false" fo:text-indent="-0.1575in"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0.4453in" fo:margin-right="0in" fo:margin-top="0.1575in" fo:margin-bottom="0in" style:contextual-spacing="false" fo:text-align="justify" style:justify-single-word="false" fo:keep-together="auto" fo:text-indent="-0.3154in" style:auto-text-indent="false" style:page-number="auto" fo:keep-with-next="always">
        <style:tab-stops>
          <style:tab-stop style:position="0.7874in"/>
        </style:tab-stops>
      </style:paragraph-properties>
      <style:text-properties fo:font-style="italic"/>
    </style:style>
    <style:style style:name="Answer" style:family="paragraph" style:parent-style-name="Standard">
      <style:paragraph-properties fo:margin-left="0.4453in" fo:margin-right="0in" fo:margin-top="0.0783in" fo:margin-bottom="0in" style:contextual-spacing="false" fo:text-indent="0in" style:auto-text-indent="false">
        <style:tab-stops>
          <style:tab-stop style:position="0.7874in"/>
        </style:tab-stops>
      </style:paragraph-properties>
    </style:style>
    <style:style style:name="Configuration" style:family="paragraph" style:parent-style-name="Text" style:master-page-name="">
      <style:paragraph-properties fo:margin-left="0.1965in" fo:margin-right="0in" fo:margin-top="0in" fo:margin-bottom="0.122in" style:contextual-spacing="false"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margin-top="0.0402in" fo:margin-bottom="0in" style:contextual-spacing="false"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margin-top="0in" fo:margin-bottom="0in" style:contextual-spacing="false" fo:text-indent="0in" style:auto-text-indent="false"/>
    </style:style>
    <style:style style:name="Source_20_code" style:display-name="Source code" style:family="paragraph" style:parent-style-name="Text_20_body" style:master-page-name="">
      <style:paragraph-properties fo:margin-left="0.1965in" fo:margin-right="0in" fo:margin-top="0in" fo:margin-bottom="0in" style:contextual-spacing="false" fo:orphans="0" fo:widows="0" fo:text-indent="0in"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0.9453in" fo:margin-right="0in" fo:margin-top="0in" fo:margin-bottom="0in" style:contextual-spacing="false"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Start" style:display-name="Text body Start" style:family="paragraph" style:parent-style-name="Text_20_body" style:next-style-name="Text_20_body">
      <style:paragraph-properties fo:margin-left="0in" fo:margin-right="0in" fo:margin-top="0.0799in" fo:margin-bottom="0.0799in" style:contextual-spacing="false" fo:text-indent="0in" style:auto-text-indent="false"/>
    </style:style>
    <style:style style:name="Option_20_Start" style:display-name="Option Start" style:family="paragraph" style:parent-style-name="Option" style:next-style-name="Option">
      <style:paragraph-properties fo:margin-left="0.2in" fo:margin-right="0in" fo:margin-top="0in" fo:margin-bottom="0.0799in" style:contextual-spacing="false" fo:text-indent="0in" style:auto-text-indent="false"/>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in" fo:margin-right="0in" fo:text-indent="0in" style:auto-text-indent="false" style:page-number="auto">
        <style:tab-stops>
          <style:tab-stop style:position="0.2in"/>
        </style:tab-stops>
      </style:paragraph-properties>
      <style:text-properties fo:font-size="12pt"/>
    </style:style>
    <style:style style:name="Untitled1" style:family="paragraph" style:parent-style-name="Alpha2">
      <style:paragraph-properties fo:margin-left="0.4465in" fo:margin-right="0in" fo:margin-top="0in" fo:margin-bottom="0in" style:contextual-spacing="false" fo:text-indent="0in" style:auto-text-indent="false"/>
    </style:style>
    <style:style style:name="Untitled2" style:family="paragraph" style:parent-style-name="Alpha2">
      <style:paragraph-properties>
        <style:tab-stops>
          <style:tab-stop style:position="0.3937in"/>
        </style:tab-stops>
      </style:paragraph-properties>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Untitled3" style:family="paragraph" style:parent-style-name="Question">
      <style:paragraph-properties>
        <style:tab-stops>
          <style:tab-stop style:position="0.2091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57in" fo:text-indent="-0.1984in" fo:margin-left="0.6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9075in" fo:text-indent="-0.1575in" fo:margin-left="1.90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1835in" fo:text-indent="-0.2563in" fo:margin-left="2.18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3602in" fo:text-indent="-0.1772in" fo:margin-left="2.36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5374in" fo:text-indent="-0.1555in" fo:margin-left="2.53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929in" fo:text-indent="-0.1555in" fo:margin-left="2.69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8484in" fo:text-indent="-0.1555in" fo:margin-left="2.84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0043in" fo:text-indent="-0.1555in" fo:margin-left="3.00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1598in" fo:text-indent="-0.1555in" fo:margin-left="3.1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154in" fo:text-indent="-0.1555in" fo:margin-left="3.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4709in" fo:text-indent="-0.1555in" fo:margin-left="3.47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8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10-10T12:39:24.472199710</dc:date>
    <meta:editing-duration>P255DT23H36M56S</meta:editing-duration>
    <meta:editing-cycles>534</meta:editing-cycles>
    <meta:generator>LibreOffice/4.2.8.2$Linux_X86_64 LibreOffice_project/420m0$Build-2</meta:generator>
    <meta:document-statistic meta:table-count="14" meta:image-count="19" meta:object-count="0" meta:page-count="82" meta:paragraph-count="2393" meta:word-count="22154" meta:character-count="139640" meta:non-whitespace-character-count="120335"/>
  </office:meta>
</office:document-meta>
</file>